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128020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4" style:family="paragraph" style:parent-style-name="Heading_20_3">
      <style:text-properties officeooo:paragraph-rsid="0018f779"/>
    </style:style>
    <style:style style:name="P5" style:family="paragraph" style:parent-style-name="Heading_20_3">
      <style:paragraph-properties fo:margin-top="0in" fo:margin-bottom="0in" style:contextual-spacing="false"/>
      <style:text-properties officeooo:paragraph-rsid="0018f779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8f779"/>
    </style:style>
    <style:style style:name="P7" style:family="paragraph" style:parent-style-name="Heading_20_4">
      <style:paragraph-properties fo:margin-top="0.0835in" fo:margin-bottom="0.0835in" style:contextual-spacing="false"/>
      <style:text-properties officeooo:paragraph-rsid="00103a63"/>
    </style:style>
    <style:style style:name="P8" style:family="paragraph" style:parent-style-name="Horizontal_20_Line">
      <style:paragraph-properties fo:margin-top="0in" fo:margin-bottom="0.1965in" style:contextual-spacing="false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Horizontal_20_Line">
      <style:text-properties officeooo:paragraph-rsid="0023a22e"/>
    </style:style>
    <style:style style:name="P11" style:family="paragraph" style:parent-style-name="Preformatted_20_Text">
      <style:paragraph-properties fo:margin-top="0in" fo:margin-bottom="0in" style:contextual-spacing="false" fo:line-height="100%"/>
    </style:style>
    <style:style style:name="P12" style:family="paragraph" style:parent-style-name="Preformatted_20_Text">
      <style:paragraph-properties fo:margin-top="0.0398in" fo:margin-bottom="0.0398in" style:contextual-spacing="false"/>
      <style:text-properties officeooo:paragraph-rsid="00154679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154679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Text_20_body">
      <style:text-properties officeooo:paragraph-rsid="000eb228"/>
    </style:style>
    <style:style style:name="P16" style:family="paragraph" style:parent-style-name="Text_20_body">
      <style:text-properties officeooo:paragraph-rsid="0013a1cd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17be61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.4925in" fo:margin-top="0in" fo:margin-bottom="0in" style:contextual-spacing="false" fo:text-indent="0in" style:auto-text-indent="false"/>
    </style:style>
    <style:style style:name="P21" style:family="paragraph" style:parent-style-name="Heading_20_3" style:list-style-name="L41">
      <style:paragraph-properties fo:margin-top="0in" fo:margin-bottom="0in" style:contextual-spacing="false"/>
      <style:text-properties officeooo:paragraph-rsid="0018f779"/>
    </style:style>
    <style:style style:name="P22" style:family="paragraph" style:parent-style-name="Heading_20_3" style:list-style-name="L42">
      <style:paragraph-properties fo:margin-top="0in" fo:margin-bottom="0in" style:contextual-spacing="false"/>
      <style:text-properties officeooo:paragraph-rsid="0018f779"/>
    </style:style>
    <style:style style:name="P23" style:family="paragraph" style:parent-style-name="Preformatted_20_Text" style:list-style-name="L36">
      <style:paragraph-properties fo:margin-top="0.0398in" fo:margin-bottom="0.0398in" style:contextual-spacing="false"/>
      <style:text-properties officeooo:paragraph-rsid="00154679"/>
    </style:style>
    <style:style style:name="P24" style:family="paragraph" style:parent-style-name="Preformatted_20_Text" style:list-style-name="L37">
      <style:paragraph-properties fo:margin-top="0.0398in" fo:margin-bottom="0.0398in" style:contextual-spacing="false"/>
      <style:text-properties officeooo:paragraph-rsid="00154679"/>
    </style:style>
    <style:style style:name="P25" style:family="paragraph" style:parent-style-name="Preformatted_20_Text" style:list-style-name="L38">
      <style:paragraph-properties fo:margin-top="0.0398in" fo:margin-bottom="0.0398in" style:contextual-spacing="false"/>
      <style:text-properties officeooo:paragraph-rsid="00154679"/>
    </style:style>
    <style:style style:name="P26" style:family="paragraph" style:parent-style-name="Preformatted_20_Text" style:list-style-name="L39">
      <style:paragraph-properties fo:margin-top="0.0398in" fo:margin-bottom="0.0398in" style:contextual-spacing="false"/>
      <style:text-properties officeooo:paragraph-rsid="00154679"/>
    </style:style>
    <style:style style:name="P27" style:family="paragraph" style:parent-style-name="Standard" style:list-style-name="L63">
      <style:text-properties officeooo:paragraph-rsid="0023a22e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in" fo:margin-bottom="0in" style:contextual-spacing="false"/>
    </style:style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3">
      <style:paragraph-properties fo:margin-top="0in" fo:margin-bottom="0in" style:contextual-spacing="false"/>
    </style:style>
    <style:style style:name="P33" style:family="paragraph" style:parent-style-name="Text_20_body" style:list-style-name="L3">
      <style:paragraph-properties fo:margin-top="0in" fo:margin-bottom="0in" style:contextual-spacing="false"/>
      <style:text-properties officeooo:rsid="000eb228" officeooo:paragraph-rsid="000eb228"/>
    </style:style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6">
      <style:paragraph-properties fo:margin-top="0in" fo:margin-bottom="0in" style:contextual-spacing="false"/>
    </style:style>
    <style:style style:name="P38" style:family="paragraph" style:parent-style-name="Text_20_body" style:list-style-name="L7"/>
    <style:style style:name="P39" style:family="paragraph" style:parent-style-name="Text_20_body" style:list-style-name="L7">
      <style:paragraph-properties fo:margin-top="0in" fo:margin-bottom="0in" style:contextual-spacing="false"/>
    </style:style>
    <style:style style:name="P40" style:family="paragraph" style:parent-style-name="Text_20_body" style:list-style-name="L7">
      <style:text-properties officeooo:paragraph-rsid="000eb228"/>
    </style:style>
    <style:style style:name="P41" style:family="paragraph" style:parent-style-name="Text_20_body" style:list-style-name="L8"/>
    <style:style style:name="P42" style:family="paragraph" style:parent-style-name="Text_20_body" style:list-style-name="L8">
      <style:text-properties officeooo:paragraph-rsid="000eb228"/>
    </style:style>
    <style:style style:name="P43" style:family="paragraph" style:parent-style-name="Text_20_body" style:list-style-name="L9"/>
    <style:style style:name="P44" style:family="paragraph" style:parent-style-name="Text_20_body" style:list-style-name="L9">
      <style:paragraph-properties fo:margin-top="0in" fo:margin-bottom="0in" style:contextual-spacing="false"/>
      <style:text-properties officeooo:paragraph-rsid="000eb228"/>
    </style:style>
    <style:style style:name="P45" style:family="paragraph" style:parent-style-name="Text_20_body" style:list-style-name="L9">
      <style:text-properties officeooo:paragraph-rsid="000eb228"/>
    </style:style>
    <style:style style:name="P46" style:family="paragraph" style:parent-style-name="Text_20_body" style:list-style-name="L9">
      <style:paragraph-properties fo:margin-top="0in" fo:margin-bottom="0in" style:contextual-spacing="false"/>
    </style:style>
    <style:style style:name="P47" style:family="paragraph" style:parent-style-name="Text_20_body" style:list-style-name="L10"/>
    <style:style style:name="P48" style:family="paragraph" style:parent-style-name="Text_20_body" style:list-style-name="L10">
      <style:paragraph-properties fo:margin-top="0in" fo:margin-bottom="0in" style:contextual-spacing="false"/>
    </style:style>
    <style:style style:name="P49" style:family="paragraph" style:parent-style-name="Text_20_body" style:list-style-name="L11"/>
    <style:style style:name="P50" style:family="paragraph" style:parent-style-name="Text_20_body" style:list-style-name="L11">
      <style:paragraph-properties fo:margin-top="0in" fo:margin-bottom="0in" style:contextual-spacing="false"/>
    </style:style>
    <style:style style:name="P51" style:family="paragraph" style:parent-style-name="Text_20_body" style:list-style-name="L12"/>
    <style:style style:name="P52" style:family="paragraph" style:parent-style-name="Text_20_body" style:list-style-name="L12">
      <style:paragraph-properties fo:margin-top="0in" fo:margin-bottom="0in" style:contextual-spacing="false"/>
    </style:style>
    <style:style style:name="P53" style:family="paragraph" style:parent-style-name="Text_20_body" style:list-style-name="L13"/>
    <style:style style:name="P54" style:family="paragraph" style:parent-style-name="Text_20_body" style:list-style-name="L13">
      <style:paragraph-properties fo:margin-top="0in" fo:margin-bottom="0in" style:contextual-spacing="false"/>
    </style:style>
    <style:style style:name="P55" style:family="paragraph" style:parent-style-name="Text_20_body" style:list-style-name="L14"/>
    <style:style style:name="P56" style:family="paragraph" style:parent-style-name="Text_20_body" style:list-style-name="L14">
      <style:paragraph-properties fo:margin-top="0in" fo:margin-bottom="0in" style:contextual-spacing="false"/>
    </style:style>
    <style:style style:name="P57" style:family="paragraph" style:parent-style-name="Text_20_body" style:list-style-name="L15"/>
    <style:style style:name="P58" style:family="paragraph" style:parent-style-name="Text_20_body" style:list-style-name="L15">
      <style:paragraph-properties fo:margin-top="0in" fo:margin-bottom="0in" style:contextual-spacing="false"/>
    </style:style>
    <style:style style:name="P59" style:family="paragraph" style:parent-style-name="Text_20_body" style:list-style-name="L16"/>
    <style:style style:name="P60" style:family="paragraph" style:parent-style-name="Text_20_body" style:list-style-name="L16">
      <style:paragraph-properties fo:margin-top="0in" fo:margin-bottom="0in" style:contextual-spacing="false"/>
    </style:style>
    <style:style style:name="P61" style:family="paragraph" style:parent-style-name="Text_20_body" style:list-style-name="L17"/>
    <style:style style:name="P62" style:family="paragraph" style:parent-style-name="Text_20_body" style:list-style-name="L17">
      <style:paragraph-properties fo:margin-top="0in" fo:margin-bottom="0in" style:contextual-spacing="false"/>
    </style:style>
    <style:style style:name="P63" style:family="paragraph" style:parent-style-name="Text_20_body" style:list-style-name="L18"/>
    <style:style style:name="P64" style:family="paragraph" style:parent-style-name="Text_20_body" style:list-style-name="L18">
      <style:paragraph-properties fo:margin-top="0in" fo:margin-bottom="0in" style:contextual-spacing="false"/>
    </style:style>
    <style:style style:name="P65" style:family="paragraph" style:parent-style-name="Text_20_body" style:list-style-name="L19"/>
    <style:style style:name="P66" style:family="paragraph" style:parent-style-name="Text_20_body" style:list-style-name="L19">
      <style:paragraph-properties fo:margin-top="0in" fo:margin-bottom="0in" style:contextual-spacing="false"/>
    </style:style>
    <style:style style:name="P67" style:family="paragraph" style:parent-style-name="Text_20_body" style:list-style-name="L20"/>
    <style:style style:name="P68" style:family="paragraph" style:parent-style-name="Text_20_body" style:list-style-name="L20">
      <style:paragraph-properties fo:margin-top="0in" fo:margin-bottom="0in" style:contextual-spacing="false"/>
    </style:style>
    <style:style style:name="P69" style:family="paragraph" style:parent-style-name="Text_20_body" style:list-style-name="L21"/>
    <style:style style:name="P70" style:family="paragraph" style:parent-style-name="Text_20_body" style:list-style-name="L21">
      <style:paragraph-properties fo:margin-top="0in" fo:margin-bottom="0in" style:contextual-spacing="false"/>
    </style:style>
    <style:style style:name="P71" style:family="paragraph" style:parent-style-name="Text_20_body" style:list-style-name="L22"/>
    <style:style style:name="P72" style:family="paragraph" style:parent-style-name="Text_20_body" style:list-style-name="L22">
      <style:paragraph-properties fo:margin-top="0in" fo:margin-bottom="0in" style:contextual-spacing="false"/>
    </style:style>
    <style:style style:name="P73" style:family="paragraph" style:parent-style-name="Text_20_body" style:list-style-name="L23"/>
    <style:style style:name="P74" style:family="paragraph" style:parent-style-name="Text_20_body" style:list-style-name="L23">
      <style:paragraph-properties fo:margin-top="0in" fo:margin-bottom="0in" style:contextual-spacing="false"/>
    </style:style>
    <style:style style:name="P75" style:family="paragraph" style:parent-style-name="Text_20_body" style:list-style-name="L24"/>
    <style:style style:name="P76" style:family="paragraph" style:parent-style-name="Text_20_body" style:list-style-name="L24">
      <style:paragraph-properties fo:margin-top="0in" fo:margin-bottom="0in" style:contextual-spacing="false"/>
    </style:style>
    <style:style style:name="P77" style:family="paragraph" style:parent-style-name="Text_20_body" style:list-style-name="L25">
      <style:text-properties officeooo:paragraph-rsid="00128020"/>
    </style:style>
    <style:style style:name="P78" style:family="paragraph" style:parent-style-name="Text_20_body" style:list-style-name="L26">
      <style:text-properties officeooo:paragraph-rsid="00128020"/>
    </style:style>
    <style:style style:name="P79" style:family="paragraph" style:parent-style-name="Text_20_body" style:list-style-name="L27"/>
    <style:style style:name="P80" style:family="paragraph" style:parent-style-name="Text_20_body" style:list-style-name="L27">
      <style:paragraph-properties fo:margin-top="0in" fo:margin-bottom="0in" style:contextual-spacing="false"/>
    </style:style>
    <style:style style:name="P81" style:family="paragraph" style:parent-style-name="Text_20_body" style:list-style-name="L28">
      <style:paragraph-properties fo:margin-top="0in" fo:margin-bottom="0in" style:contextual-spacing="false"/>
    </style:style>
    <style:style style:name="P82" style:family="paragraph" style:parent-style-name="Text_20_body" style:list-style-name="L28">
      <style:text-properties officeooo:paragraph-rsid="0013a1cd"/>
    </style:style>
    <style:style style:name="P83" style:family="paragraph" style:parent-style-name="Text_20_body" style:list-style-name="L29"/>
    <style:style style:name="P84" style:family="paragraph" style:parent-style-name="Text_20_body" style:list-style-name="L29">
      <style:paragraph-properties fo:margin-top="0in" fo:margin-bottom="0in" style:contextual-spacing="false"/>
    </style:style>
    <style:style style:name="P85" style:family="paragraph" style:parent-style-name="Text_20_body" style:list-style-name="L30"/>
    <style:style style:name="P86" style:family="paragraph" style:parent-style-name="Text_20_body" style:list-style-name="L30">
      <style:paragraph-properties fo:margin-top="0in" fo:margin-bottom="0in" style:contextual-spacing="false"/>
    </style:style>
    <style:style style:name="P87" style:family="paragraph" style:parent-style-name="Text_20_body" style:list-style-name="L31"/>
    <style:style style:name="P88" style:family="paragraph" style:parent-style-name="Text_20_body" style:list-style-name="L31">
      <style:paragraph-properties fo:margin-top="0in" fo:margin-bottom="0in" style:contextual-spacing="false"/>
    </style:style>
    <style:style style:name="P89" style:family="paragraph" style:parent-style-name="Text_20_body" style:list-style-name="L32"/>
    <style:style style:name="P90" style:family="paragraph" style:parent-style-name="Text_20_body" style:list-style-name="L32">
      <style:paragraph-properties fo:margin-top="0in" fo:margin-bottom="0in" style:contextual-spacing="false"/>
    </style:style>
    <style:style style:name="P91" style:family="paragraph" style:parent-style-name="Text_20_body" style:list-style-name="L33"/>
    <style:style style:name="P92" style:family="paragraph" style:parent-style-name="Text_20_body" style:list-style-name="L33">
      <style:paragraph-properties fo:margin-top="0in" fo:margin-bottom="0in" style:contextual-spacing="false"/>
    </style:style>
    <style:style style:name="P93" style:family="paragraph" style:parent-style-name="Text_20_body" style:list-style-name="L34"/>
    <style:style style:name="P94" style:family="paragraph" style:parent-style-name="Text_20_body" style:list-style-name="L34">
      <style:paragraph-properties fo:margin-top="0in" fo:margin-bottom="0in" style:contextual-spacing="false"/>
    </style:style>
    <style:style style:name="P95" style:family="paragraph" style:parent-style-name="Text_20_body" style:list-style-name="L35"/>
    <style:style style:name="P96" style:family="paragraph" style:parent-style-name="Text_20_body" style:list-style-name="L35">
      <style:paragraph-properties fo:margin-top="0in" fo:margin-bottom="0in" style:contextual-spacing="false"/>
    </style:style>
    <style:style style:name="P97" style:family="paragraph" style:parent-style-name="Text_20_body" style:list-style-name="L40"/>
    <style:style style:name="P98" style:family="paragraph" style:parent-style-name="Text_20_body" style:list-style-name="L40">
      <style:paragraph-properties fo:margin-top="0in" fo:margin-bottom="0in" style:contextual-spacing="false"/>
    </style:style>
    <style:style style:name="P99" style:family="paragraph" style:parent-style-name="Text_20_body" style:list-style-name="L43">
      <style:paragraph-properties fo:margin-top="0in" fo:margin-bottom="0in" style:contextual-spacing="false"/>
    </style:style>
    <style:style style:name="P100" style:family="paragraph" style:parent-style-name="Text_20_body" style:list-style-name="L44"/>
    <style:style style:name="P101" style:family="paragraph" style:parent-style-name="Text_20_body" style:list-style-name="L44">
      <style:paragraph-properties fo:margin-top="0in" fo:margin-bottom="0in" style:contextual-spacing="false"/>
    </style:style>
    <style:style style:name="P102" style:family="paragraph" style:parent-style-name="Text_20_body" style:list-style-name="L45">
      <style:paragraph-properties fo:margin-top="0in" fo:margin-bottom="0in" style:contextual-spacing="false"/>
    </style:style>
    <style:style style:name="P103" style:family="paragraph" style:parent-style-name="Text_20_body" style:list-style-name="L46">
      <style:paragraph-properties fo:margin-top="0in" fo:margin-bottom="0in" style:contextual-spacing="false"/>
    </style:style>
    <style:style style:name="P104" style:family="paragraph" style:parent-style-name="Text_20_body" style:list-style-name="L47"/>
    <style:style style:name="P105" style:family="paragraph" style:parent-style-name="Text_20_body" style:list-style-name="L47">
      <style:paragraph-properties fo:margin-top="0in" fo:margin-bottom="0in" style:contextual-spacing="false"/>
    </style:style>
    <style:style style:name="P106" style:family="paragraph" style:parent-style-name="Text_20_body" style:list-style-name="L48"/>
    <style:style style:name="P107" style:family="paragraph" style:parent-style-name="Text_20_body" style:list-style-name="L48">
      <style:paragraph-properties fo:margin-top="0in" fo:margin-bottom="0in" style:contextual-spacing="false"/>
    </style:style>
    <style:style style:name="P108" style:family="paragraph" style:parent-style-name="Text_20_body" style:list-style-name="L49"/>
    <style:style style:name="P109" style:family="paragraph" style:parent-style-name="Text_20_body" style:list-style-name="L49">
      <style:paragraph-properties fo:margin-top="0in" fo:margin-bottom="0in" style:contextual-spacing="false"/>
    </style:style>
    <style:style style:name="P110" style:family="paragraph" style:parent-style-name="Text_20_body" style:list-style-name="L50"/>
    <style:style style:name="P111" style:family="paragraph" style:parent-style-name="Text_20_body" style:list-style-name="L50">
      <style:paragraph-properties fo:margin-top="0in" fo:margin-bottom="0in" style:contextual-spacing="false"/>
    </style:style>
    <style:style style:name="P112" style:family="paragraph" style:parent-style-name="Text_20_body" style:list-style-name="L51"/>
    <style:style style:name="P113" style:family="paragraph" style:parent-style-name="Text_20_body" style:list-style-name="L51">
      <style:paragraph-properties fo:margin-top="0in" fo:margin-bottom="0in" style:contextual-spacing="false"/>
    </style:style>
    <style:style style:name="P114" style:family="paragraph" style:parent-style-name="Text_20_body" style:list-style-name="L52"/>
    <style:style style:name="P115" style:family="paragraph" style:parent-style-name="Text_20_body" style:list-style-name="L52">
      <style:paragraph-properties fo:margin-top="0in" fo:margin-bottom="0in" style:contextual-spacing="false"/>
    </style:style>
    <style:style style:name="P116" style:family="paragraph" style:parent-style-name="Text_20_body" style:list-style-name="L53"/>
    <style:style style:name="P117" style:family="paragraph" style:parent-style-name="Text_20_body" style:list-style-name="L53">
      <style:paragraph-properties fo:margin-top="0in" fo:margin-bottom="0in" style:contextual-spacing="false"/>
    </style:style>
    <style:style style:name="P118" style:family="paragraph" style:parent-style-name="Text_20_body" style:list-style-name="L54"/>
    <style:style style:name="P119" style:family="paragraph" style:parent-style-name="Text_20_body" style:list-style-name="L54">
      <style:paragraph-properties fo:margin-top="0in" fo:margin-bottom="0in" style:contextual-spacing="false"/>
    </style:style>
    <style:style style:name="P120" style:family="paragraph" style:parent-style-name="Text_20_body" style:list-style-name="L55"/>
    <style:style style:name="P121" style:family="paragraph" style:parent-style-name="Text_20_body" style:list-style-name="L55">
      <style:paragraph-properties fo:margin-top="0in" fo:margin-bottom="0in" style:contextual-spacing="false"/>
    </style:style>
    <style:style style:name="P122" style:family="paragraph" style:parent-style-name="Text_20_body" style:list-style-name="L56"/>
    <style:style style:name="P123" style:family="paragraph" style:parent-style-name="Text_20_body" style:list-style-name="L56">
      <style:paragraph-properties fo:margin-top="0in" fo:margin-bottom="0in" style:contextual-spacing="false"/>
    </style:style>
    <style:style style:name="P124" style:family="paragraph" style:parent-style-name="Text_20_body" style:list-style-name="L57"/>
    <style:style style:name="P125" style:family="paragraph" style:parent-style-name="Text_20_body" style:list-style-name="L57">
      <style:paragraph-properties fo:margin-top="0in" fo:margin-bottom="0in" style:contextual-spacing="false"/>
    </style:style>
    <style:style style:name="P126" style:family="paragraph" style:parent-style-name="Text_20_body" style:list-style-name="L58"/>
    <style:style style:name="P127" style:family="paragraph" style:parent-style-name="Text_20_body" style:list-style-name="L58">
      <style:paragraph-properties fo:margin-top="0in" fo:margin-bottom="0in" style:contextual-spacing="false"/>
    </style:style>
    <style:style style:name="P128" style:family="paragraph" style:parent-style-name="Text_20_body" style:list-style-name="L59"/>
    <style:style style:name="P129" style:family="paragraph" style:parent-style-name="Text_20_body" style:list-style-name="L59">
      <style:paragraph-properties fo:margin-top="0in" fo:margin-bottom="0in" style:contextual-spacing="false"/>
    </style:style>
    <style:style style:name="P130" style:family="paragraph" style:parent-style-name="Text_20_body" style:list-style-name="L60"/>
    <style:style style:name="P131" style:family="paragraph" style:parent-style-name="Text_20_body" style:list-style-name="L60">
      <style:paragraph-properties fo:margin-top="0in" fo:margin-bottom="0in" style:contextual-spacing="false"/>
    </style:style>
    <style:style style:name="P132" style:family="paragraph" style:parent-style-name="Text_20_body" style:list-style-name="L61"/>
    <style:style style:name="P133" style:family="paragraph" style:parent-style-name="Text_20_body" style:list-style-name="L61">
      <style:paragraph-properties fo:margin-top="0in" fo:margin-bottom="0in" style:contextual-spacing="false"/>
    </style:style>
    <style:style style:name="P134" style:family="paragraph" style:parent-style-name="Text_20_body" style:list-style-name="L62"/>
    <style:style style:name="P135" style:family="paragraph" style:parent-style-name="Text_20_body" style:list-style-name="L62">
      <style:paragraph-properties fo:margin-top="0in" fo:margin-bottom="0in" style:contextual-spacing="false"/>
    </style:style>
    <style:style style:name="P136" style:family="paragraph" style:parent-style-name="Text_20_body" style:list-style-name="L63"/>
    <style:style style:name="P137" style:family="paragraph" style:parent-style-name="Text_20_body" style:list-style-name="L63">
      <style:paragraph-properties fo:margin-top="0in" fo:margin-bottom="0in" style:contextual-spacing="false"/>
    </style:style>
    <style:style style:name="T1" style:family="text">
      <style:text-properties officeooo:rsid="000ca9d1"/>
    </style:style>
    <style:style style:name="T2" style:family="text">
      <style:text-properties fo:color="#abb2bf" loext:opacity="100%" style:font-name="var font-mono" fo:background-color="transparent" loext:char-shading-value="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b2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5c6370" loext:opacity="100%" style:font-name="var font-mono" fo:font-style="italic" fo:background-color="transparent" loext:char-shading-value="0"/>
    </style:style>
    <style:style style:name="T7" style:family="text">
      <style:text-properties fo:color="#c678dd" loext:opacity="100%" style:font-name="var font-mono" fo:background-color="transparent" loext:char-shading-value="0"/>
    </style:style>
    <style:style style:name="T8" style:family="text">
      <style:text-properties fo:color="#98c379" loext:opacity="100%" style:font-name="var font-mono" fo:background-color="transparent" loext:char-shading-value="0"/>
    </style:style>
    <style:style style:name="T9" style:family="text">
      <style:text-properties fo:color="#61afef" loext:opacity="100%" style:font-name="var font-mono" fo:background-color="transparent" loext:char-shading-value="0"/>
    </style:style>
    <style:style style:name="T10" style:family="text">
      <style:text-properties fo:color="#d19a66" loext:opacity="100%" style:font-name="var font-mono" fo:background-color="transparent" loext:char-shading-value="0"/>
    </style:style>
    <style:style style:name="T11" style:family="text">
      <style:text-properties officeooo:rsid="001ba024"/>
    </style:style>
    <style:style style:name="T12" style:family="text">
      <style:text-properties officeooo:rsid="001fda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DdeLink__3394_1102466956"/><text:bookmark-start text:name="__DdeLink__1347_3642431409"/><text:span text:style-name="Strong_20_Emphasis">Personal Portfolio Website - Product Requirements Document</text:span></text:h>
      <text:p text:style-name="Horizontal_20_Line"/>
      <text:h text:style-name="Heading_20_3" text:outline-level="3"><text:span text:style-name="Strong_20_Emphasis">1. Project Overview</text:span></text:h>
      <text:p text:style-name="Text_20_body"><text:span text:style-name="Strong_20_Emphasis">Objective:</text:span> Build a visually striking, animation-rich personal portfolio website that showcases technical skills, professional projects, and personal hobbies while demonstrating advanced web development capabilities.</text:p>
      <text:p text:style-name="Text_20_body"><text:span text:style-name="Strong_20_Emphasis">Target Audience:</text:span></text:p>
      <text:list text:style-name="L1">
        <text:list-item>
          <text:p text:style-name="P29">Potential employers/recruiters </text:p>
        </text:list-item>
        <text:list-item>
          <text:p text:style-name="P29">Clients </text:p>
        </text:list-item>
        <text:list-item>
          <text:p text:style-name="P29">Fellow developers </text:p>
        </text:list-item>
        <text:list-item>
          <text:p text:style-name="P28">General visitors interested in your work/hobbies </text:p>
        </text:list-item>
      </text:list>
      <text:p text:style-name="Horizontal_20_Line"/>
      <text:h text:style-name="Heading_20_3" text:outline-level="3"><text:span text:style-name="Strong_20_Emphasis">2. Technical Stack</text:span></text:h>
      <text:p text:style-name="Text_20_body"><text:span text:style-name="Strong_20_Emphasis">Frontend:</text:span></text:p>
      <text:list text:style-name="L2">
        <text:list-item>
          <text:p text:style-name="P30"><text:span text:style-name="Strong_20_Emphasis"><text:span text:style-name="T3">Framework: Next.js 15 (App Router with SSR)</text:span></text:span></text:p>
        </text:list-item>
        <text:list-item>
          <text:p text:style-name="P30"><text:span text:style-name="Strong_20_Emphasis"><text:span text:style-name="T3">Language: TypeScript</text:span></text:span></text:p>
        </text:list-item>
        <text:list-item>
          <text:p text:style-name="P30"><text:span text:style-name="Strong_20_Emphasis"><text:span text:style-name="T3">Styling: SCSS (with CSS Modules or global styles)</text:span></text:span></text:p>
        </text:list-item>
        <text:list-item>
          <text:p text:style-name="P30"><text:span text:style-name="Strong_20_Emphasis"><text:span text:style-name="T3">State Management: Redux Toolkit (for client-side state only) Note: Much less state needed due to SSR data fetching</text:span></text:span></text:p>
        </text:list-item>
        <text:list-item>
          <text:p text:style-name="P30"><text:span text:style-name="Strong_20_Emphasis"><text:span text:style-name="T3">Animations: GSAP (client-side only, in 'use client' components)</text:span></text:span></text:p>
        </text:list-item>
        <text:list-item>
          <text:p text:style-name="P30"><text:span text:style-name="Strong_20_Emphasis"><text:span text:style-name="T3">Font: [TBD] - Use next/font for optimization</text:span></text:span></text:p>
        </text:list-item>
        <text:list-item>
          <text:p text:style-name="P30"><text:span text:style-name="Strong_20_Emphasis"><text:span text:style-name="T3">Image Optimization: next/image component</text:span></text:span></text:p>
        </text:list-item>
      </text:list>
      <text:p text:style-name="Text_20_body"><text:span text:style-name="Strong_20_Emphasis">Backend:</text:span></text:p>
      <text:list text:style-name="L3">
        <text:list-item>
          <text:p text:style-name="P33">NextJS Server</text:p>
        </text:list-item>
        <text:list-item>
          <text:p text:style-name="P32">Language: <text:span text:style-name="T4">Type</text:span>Script </text:p>
        </text:list-item>
        <text:list-item>
          <text:p text:style-name="P32">ORM: Prisma </text:p>
        </text:list-item>
        <text:list-item>
          <text:p text:style-name="P31">Authentication: JWT</text:p>
        </text:list-item>
      </text:list>
      <text:p text:style-name="Text_20_body"><text:span text:style-name="Strong_20_Emphasis">Database:</text:span></text:p>
      <text:list text:style-name="L4">
        <text:list-item>
          <text:p text:style-name="P34">PostgreSQL </text:p>
        </text:list-item>
      </text:list>
      <text:p text:style-name="Text_20_body"><text:span text:style-name="Strong_20_Emphasis">Third-Party Integrations:</text:span></text:p>
      <text:list text:style-name="L5">
        <text:list-item>
          <text:p text:style-name="P35">Spotify Web API (WebSocket or SSE for real-time updates) </text:p>
        </text:list-item>
      </text:list>
      <text:p text:style-name="Horizontal_20_Line"/>
      <text:h text:style-name="Heading_20_3" text:outline-level="3"><text:soft-page-break/><text:span text:style-name="Strong_20_Emphasis">3. Core Features &amp; Sections</text:span></text:h>
      <text:h text:style-name="Heading_20_4" text:outline-level="4"><text:span text:style-name="Strong_20_Emphasis">3.1 Visual Elements (Global)</text:span></text:h>
      <text:p text:style-name="Text_20_body"><text:span text:style-name="Strong_20_Emphasis">Custom Animated Loader:</text:span></text:p>
      <text:list text:style-name="L6">
        <text:list-item>
          <text:p text:style-name="P37">Minimalist design </text:p>
        </text:list-item>
        <text:list-item>
          <text:p text:style-name="P37">No progress bar </text:p>
        </text:list-item>
        <text:list-item>
          <text:p text:style-name="P36">Loads before main content appears </text:p>
        </text:list-item>
      </text:list>
      <text:p text:style-name="Text_20_body"><text:bookmark-start text:name="__DdeLink__1338_3642431409"/><text:span text:style-name="Strong_20_Emphasis">Custom Cursor:</text:span><text:bookmark-end text:name="__DdeLink__1338_3642431409"/></text:p>
      <text:list text:style-name="L7">
        <text:list-item>
          <text:p text:style-name="P39">Non-default cursor design </text:p>
        </text:list-item>
        <text:list-item>
          <text:p text:style-name="P38">Initial implementation without context-based changes (v2 feature) </text:p>
        </text:list-item>
        <text:list-item>
          <text:p text:style-name="P40">Wrap in client component, check for window object</text:p>
        </text:list-item>
      </text:list>
      <text:p text:style-name="P15"><text:span text:style-name="Strong_20_Emphasis"><text:span text:style-name="T4">Video Background</text:span></text:span><text:span text:style-name="Strong_20_Emphasis">: </text:span><text:span text:style-name="Strong_20_Emphasis"><text:span text:style-name="T3">Use next/video or standard video tag with lazy loading</text:span></text:span></text:p>
      <text:list text:style-name="L8">
        <text:list-item>
          <text:p text:style-name="P41">ADD Rendering Strategy:</text:p>
        </text:list-item>
        <text:list-item>
          <text:p text:style-name="P41">Hero Section: SSR for SEO</text:p>
        </text:list-item>
        <text:list-item>
          <text:p text:style-name="P41">About Section: SSR for SEO</text:p>
        </text:list-item>
        <text:list-item>
          <text:p text:style-name="P41">Skills Section: SSR with dynamic data</text:p>
        </text:list-item>
        <text:list-item>
          <text:p text:style-name="P41">Projects: SSR for SEO (great for showcasing work)</text:p>
        </text:list-item>
        <text:list-item>
          <text:p text:style-name="P41">Hobbies: SSR or ISR (Incremental Static Regeneration)</text:p>
        </text:list-item>
        <text:list-item>
          <text:p text:style-name="P41">Admin Panel: Client-side rendered (CSR)</text:p>
        </text:list-item>
        <text:list-item>
          <text:p text:style-name="P42">Analytics: Client-side tracking</text:p>
        </text:list-item>
        <text:list-item>
          <text:p text:style-name="P42"><text:span text:style-name="Emphasis">[Location TBD - hero section or specific area?]</text:span> </text:p>
        </text:list-item>
        <text:list-item>
          <text:p text:style-name="P42">Should be optimized for performance </text:p>
        </text:list-item>
        <text:list-item>
          <text:p text:style-name="P42">Fallback for mobile/low-bandwidth </text:p>
        </text:list-item>
      </text:list>
      <text:p text:style-name="Text_20_body"><text:span text:style-name="Strong_20_Emphasis">Animations:</text:span></text:p>
      <text:list text:style-name="L9">
        <text:list-item>
          <text:p text:style-name="P44">GSAP-powered animations throughout </text:p>
        </text:list-item>
        <text:list-item>
          <text:p text:style-name="P45">GSAP Animations: Use 'use client' directive, initialize in useEffect</text:p>
        </text:list-item>
        <text:list-item>
          <text:p text:style-name="P46">Scroll-triggered animations </text:p>
        </text:list-item>
        <text:list-item>
          <text:p text:style-name="P43">Smooth transitions between sections </text:p>
        </text:list-item>
      </text:list>
      <text:p text:style-name="Text_20_body"><text:span text:style-name="Strong_20_Emphasis">Theme:</text:span></text:p>
      <text:list text:style-name="L10">
        <text:list-item>
          <text:p text:style-name="P48">Dark/Light mode toggle </text:p>
        </text:list-item>
        <text:list-item>
          <text:p text:style-name="P47">Preference saved in localStorage </text:p>
        </text:list-item>
      </text:list>
      <text:p text:style-name="P8"/>
      <text:h text:style-name="P7" text:outline-level="4"><text:span text:style-name="Strong_20_Emphasis">3.2 Navigation</text:span></text:h>
      <text:list text:style-name="L11">
        <text:list-item>
          <text:p text:style-name="P50"><text:span text:style-name="Strong_20_Emphasis">Style:</text:span> Creative (not standard fixed header/hamburger) </text:p>
        </text:list-item>
        <text:list-item>
          <text:p text:style-name="P50"><text:span text:style-name="Strong_20_Emphasis">Type:</text:span> Single-page scroll experience initially </text:p>
        </text:list-item>
        <text:list-item>
          <text:p text:style-name="P50"><text:soft-page-break/><text:span text:style-name="Strong_20_Emphasis">Sections Navigation:</text:span> Smooth scroll to anchored sections </text:p>
        </text:list-item>
        <text:list-item>
          <text:p text:style-name="P49"><text:span text:style-name="Strong_20_Emphasis">Mobile:</text:span> Touch-friendly, same creative approach </text:p>
        </text:list-item>
      </text:list>
      <text:p text:style-name="Horizontal_20_Line"/>
      <text:h text:style-name="Heading_20_4" text:outline-level="4"><text:span text:style-name="Strong_20_Emphasis">3.3 Hero/Landing Section</text:span></text:h>
      <text:p text:style-name="Text_20_body"><text:span text:style-name="Emphasis">[Design TBD - video background here?]</text:span></text:p>
      <text:list text:style-name="L12">
        <text:list-item>
          <text:p text:style-name="P52">Introduction/tagline </text:p>
        </text:list-item>
        <text:list-item>
          <text:p text:style-name="P52">Eye-catching entry point </text:p>
        </text:list-item>
        <text:list-item>
          <text:p text:style-name="P51">Possibly integrated with custom cursor showcase </text:p>
        </text:list-item>
      </text:list>
      <text:p text:style-name="Horizontal_20_Line"/>
      <text:h text:style-name="Heading_20_4" text:outline-level="4"><text:span text:style-name="Strong_20_Emphasis">3.4 About Me Section</text:span></text:h>
      <text:p text:style-name="Text_20_body"><text:span text:style-name="Strong_20_Emphasis">"Currently/Previously/Studied/Listening" Card:</text:span></text:p>
      <text:list text:style-name="L13">
        <text:list-item>
          <text:p text:style-name="P54"><text:span text:style-name="Strong_20_Emphasis">Currently:</text:span> Current Job Title &amp; Company </text:p>
        </text:list-item>
        <text:list-item>
          <text:p text:style-name="P54"><text:span text:style-name="Strong_20_Emphasis">Previously:</text:span> Previous Job Title &amp; Company </text:p>
        </text:list-item>
        <text:list-item>
          <text:p text:style-name="P54"><text:span text:style-name="Strong_20_Emphasis">Studied:</text:span> Bachelor's in Engineering </text:p>
        </text:list-item>
        <text:list-item>
          <text:p text:style-name="P54"><text:span text:style-name="Strong_20_Emphasis">Listening:</text:span> Spotify real-time integration </text:p>
          <text:list>
            <text:list-item>
              <text:p text:style-name="P54">Display currently playing track only </text:p>
            </text:list-item>
            <text:list-item>
              <text:p text:style-name="P54">Show: Track name, artist, album art </text:p>
            </text:list-item>
            <text:list-item>
              <text:p text:style-name="P54">Explore: Progress bar if API supports it </text:p>
            </text:list-item>
            <text:list-item>
              <text:p text:style-name="P54">Fallback: "Not currently listening" state </text:p>
            </text:list-item>
            <text:list-item>
              <text:p text:style-name="P53">Tech: WebSocket or SSE for real-time updates </text:p>
            </text:list-item>
          </text:list>
        </text:list-item>
      </text:list>
      <text:p text:style-name="Text_20_body"><text:span text:style-name="Emphasis">[Section placement to be determined during design phase]</text:span></text:p>
      <text:p text:style-name="Text_20_body"><text:span text:style-name="Emphasis">// Server Component (initial load)</text:span></text:p>
      <text:p text:style-name="Text_20_body"><text:span text:style-name="Emphasis">async function SpotifyStatus() {</text:span></text:p>
      <text:p text:style-name="Text_20_body"><text:span text:style-name="Emphasis"><text:s text:c="2"/>const data = await fetch('api/spotify/now-playing', { </text:span></text:p>
      <text:p text:style-name="Text_20_body"><text:span text:style-name="Emphasis"><text:s text:c="4"/>cache: 'no-store' // Always get fresh data</text:span></text:p>
      <text:p text:style-name="Text_20_body"><text:span text:style-name="Emphasis"><text:s text:c="2"/>});</text:span></text:p>
      <text:p text:style-name="Text_20_body"><text:span text:style-name="Emphasis"><text:s text:c="2"/>return &lt;SpotifyDisplay initialData={data} /&gt;</text:span></text:p>
      <text:p text:style-name="Text_20_body"><text:span text:style-name="Emphasis">}</text:span></text:p>
      <text:p text:style-name="Text_20_body"><text:span text:style-name="Emphasis"/></text:p>
      <text:p text:style-name="Text_20_body"><text:span text:style-name="Emphasis">// Client Component (real-time updates)</text:span></text:p>
      <text:p text:style-name="Text_20_body"><text:span text:style-name="Emphasis">'use client'</text:span></text:p>
      <text:p text:style-name="Text_20_body"><text:span text:style-name="Emphasis">function SpotifyDisplay({ initialData }) {</text:span></text:p>
      <text:p text:style-name="Text_20_body"><text:span text:style-name="Emphasis"><text:s text:c="2"/>// Use SSE or polling to update in real-time</text:span></text:p>
      <text:p text:style-name="Text_20_body"><text:span text:style-name="Emphasis"><text:s text:c="2"/>// Shows server-rendered data immediately, then updates</text:span></text:p>
      <text:p text:style-name="Text_20_body"><text:span text:style-name="Emphasis">}</text:span></text:p>
      <text:p text:style-name="Text_20_body"><text:soft-page-break/><text:span text:style-name="Emphasis"><text:span text:style-name="Strong_20_Emphasis">Benefit:</text:span></text:span><text:span text:style-name="Emphasis"> Users see Spotify status immediately (SSR), then it updates in real-time (client-side).</text:span></text:p>
      <text:p text:style-name="Horizontal_20_Line"/>
      <text:h text:style-name="Heading_20_4" text:outline-level="4"><text:span text:style-name="Strong_20_Emphasis">3.5 Skills &amp; Experience Section</text:span></text:h>
      <text:p text:style-name="Text_20_body"><text:span text:style-name="Strong_20_Emphasis">Dynamic Experience Tracking:</text:span></text:p>
      <text:list text:style-name="L14">
        <text:list-item>
          <text:p text:style-name="P56">Each skill shows "X days/years of experience" <text:s/></text:p>
        </text:list-item>
        <text:list-item>
          <text:p text:style-name="P56">Updates daily without manual intervention </text:p>
        </text:list-item>
        <text:list-item>
          <text:p text:style-name="P55">Example: "React: 847 days" → "React: 848 days" (next day) </text:p>
        </text:list-item>
      </text:list>
      <text:p text:style-name="Text_20_body">// This can be calculated server-side on each request!</text:p>
      <text:p text:style-name="Text_20_body">// In app/api/skills/route.ts or directly in Server Component</text:p>
      <text:p text:style-name="Text_20_body">export async function GET() {</text:p>
      <text:p text:style-name="Text_20_body"><text:s text:c="2"/>const skills = await prisma.skill.findMany();</text:p>
      <text:p text:style-name="Text_20_body"><text:s text:c="2"/>const skillsWithExperience = skills.map(skill =&gt; ({</text:p>
      <text:p text:style-name="Text_20_body"><text:s text:c="4"/>...skill,</text:p>
      <text:p text:style-name="Text_20_body"><text:s text:c="4"/>daysOfExperience: Math.floor(</text:p>
      <text:p text:style-name="Text_20_body"><text:s text:c="6"/>(Date.now() - skill.startDate.getTime()) / (1000 * 60 * 60 * 24)</text:p>
      <text:p text:style-name="Text_20_body"><text:s text:c="4"/>)</text:p>
      <text:p text:style-name="Text_20_body"><text:s text:c="2"/>}));</text:p>
      <text:p text:style-name="Text_20_body"><text:s text:c="2"/>return Response.json(skillsWithExperience);</text:p>
      <text:p text:style-name="Text_20_body">}</text:p>
      <text:p text:style-name="Text_20_body"><text:span text:style-name="T5">Benefit:</text:span> Experience auto-calculates on server, always accurate, no client-side logic needed.</text:p>
      <text:p text:style-name="Text_20_body"><text:span text:style-name="T5"/></text:p>
      <text:p text:style-name="Text_20_body"><text:span text:style-name="Strong_20_Emphasis">Skill Display:</text:span></text:p>
      <text:list text:style-name="L15">
        <text:list-item>
          <text:p text:style-name="P58">NOT categorized initially (can be v2 feature) </text:p>
        </text:list-item>
        <text:list-item>
          <text:p text:style-name="P58">Focus on hands-on experience (no certifications/courses for now) </text:p>
        </text:list-item>
        <text:list-item>
          <text:p text:style-name="P57">Tech stack coverage: Frontend, Backend, Tools, etc. </text:p>
        </text:list-item>
      </text:list>
      <text:p text:style-name="Text_20_body"><text:span text:style-name="Strong_20_Emphasis">Data Structure Example:</text:span></text:p>
      <text:p text:style-name="Preformatted_20_Text"><text:span text:style-name="Source_20_Text">{</text:span></text:p>
      <text:p text:style-name="Preformatted_20_Text"><text:span text:style-name="Source_20_Text"><text:s text:c="2"/>skillName: "React",</text:span></text:p>
      <text:p text:style-name="Preformatted_20_Text"><text:span text:style-name="Source_20_Text"><text:s text:c="2"/>startDate: "2022-06-15",</text:span></text:p>
      <text:p text:style-name="Preformatted_20_Text"><text:span text:style-name="Source_20_Text"><text:s text:c="2"/>experienceType: "professional" | "hobby" | "learning"</text:span></text:p>
      <text:p text:style-name="P9"><text:span text:style-name="Source_20_Text">}</text:span></text:p>
      <text:p text:style-name="Horizontal_20_Line"/>
      <text:h text:style-name="Heading_20_4" text:outline-level="4"><text:span text:style-name="Strong_20_Emphasis">3.6 Professional Projects Section</text:span></text:h>
      <text:p text:style-name="Text_20_body"><text:span text:style-name="Strong_20_Emphasis">Projects to Feature:</text:span></text:p>
      <text:list text:style-name="L16">
        <text:list-item>
          <text:p text:style-name="P60">Mozart </text:p>
        </text:list-item>
        <text:list-item>
          <text:p text:style-name="P60"><text:soft-page-break/>Vendor Panel </text:p>
        </text:list-item>
        <text:list-item>
          <text:p text:style-name="P59"><text:span text:style-name="Emphasis">[Future projects]</text:span> </text:p>
        </text:list-item>
      </text:list>
      <text:p text:style-name="Text_20_body"><text:span text:style-name="Strong_20_Emphasis">Information per Project:</text:span></text:p>
      <text:list text:style-name="L17">
        <text:list-item>
          <text:p text:style-name="P62">Project name </text:p>
        </text:list-item>
        <text:list-item>
          <text:p text:style-name="P62">Description/Problem solved </text:p>
        </text:list-item>
        <text:list-item>
          <text:p text:style-name="P62">Tech stack used </text:p>
        </text:list-item>
        <text:list-item>
          <text:p text:style-name="P62">Your specific role/contributions </text:p>
        </text:list-item>
        <text:list-item>
          <text:p text:style-name="P62">Screenshots/visuals </text:p>
        </text:list-item>
        <text:list-item>
          <text:p text:style-name="P61"><text:span text:style-name="Strong_20_Emphasis">NO live demo links</text:span> (at least initially) </text:p>
        </text:list-item>
      </text:list>
      <text:p text:style-name="Text_20_body"><text:span text:style-name="Strong_20_Emphasis">Admin Capabilities:</text:span></text:p>
      <text:list text:style-name="L18">
        <text:list-item>
          <text:p text:style-name="P64">Add new projects via admin panel </text:p>
        </text:list-item>
        <text:list-item>
          <text:p text:style-name="P64">Edit existing projects </text:p>
        </text:list-item>
        <text:list-item>
          <text:p text:style-name="P64">Delete projects </text:p>
        </text:list-item>
        <text:list-item>
          <text:p text:style-name="P64">Reorder projects </text:p>
        </text:list-item>
        <text:list-item>
          <text:p text:style-name="P63">Upload project images </text:p>
        </text:list-item>
      </text:list>
      <text:p text:style-name="Horizontal_20_Line"/>
      <text:h text:style-name="Heading_20_4" text:outline-level="4"><text:span text:style-name="Strong_20_Emphasis">3.7 Hobbies Sections</text:span></text:h>
      <text:p text:style-name="Text_20_body"><text:span text:style-name="Strong_20_Emphasis">Hobby 1: Biking Journey</text:span></text:p>
      <text:list text:style-name="L19">
        <text:list-item>
          <text:p text:style-name="P66"><text:span text:style-name="Strong_20_Emphasis">Interactive Map:</text:span> Places visited with markers </text:p>
        </text:list-item>
        <text:list-item>
          <text:p text:style-name="P66"><text:span text:style-name="Strong_20_Emphasis">Photo Gallery:</text:span> Location-tagged images </text:p>
        </text:list-item>
        <text:list-item>
          <text:p text:style-name="P66"><text:span text:style-name="Strong_20_Emphasis">Stats Display:</text:span> </text:p>
          <text:list>
            <text:list-item>
              <text:p text:style-name="P66">Total kilometers traveled </text:p>
            </text:list-item>
            <text:list-item>
              <text:p text:style-name="P66">Number of bikes owned </text:p>
            </text:list-item>
            <text:list-item>
              <text:p text:style-name="P66">Trips completed </text:p>
            </text:list-item>
          </text:list>
        </text:list-item>
        <text:list-item>
          <text:p text:style-name="P65"><text:span text:style-name="Strong_20_Emphasis">Admin:</text:span> Add new trips, upload photos, update stats </text:p>
        </text:list-item>
      </text:list>
      <text:p text:style-name="Text_20_body"><text:span text:style-name="Strong_20_Emphasis">Hobby 2: Bike Maintenance</text:span></text:p>
      <text:list text:style-name="L20">
        <text:list-item>
          <text:p text:style-name="P68"><text:span text:style-name="Strong_20_Emphasis">Before/After Gallery:</text:span> Restoration work </text:p>
        </text:list-item>
        <text:list-item>
          <text:p text:style-name="P68"><text:span text:style-name="Strong_20_Emphasis">Video Content:</text:span> Embedded videos (or links to YouTube when created) </text:p>
        </text:list-item>
        <text:list-item>
          <text:p text:style-name="P68"><text:span text:style-name="Strong_20_Emphasis">Short Blog Posts:</text:span> Quick writeups </text:p>
          <text:list>
            <text:list-item>
              <text:p text:style-name="P68">Link to detailed YouTube videos when available </text:p>
            </text:list-item>
          </text:list>
        </text:list-item>
        <text:list-item>
          <text:p text:style-name="P67"><text:span text:style-name="Strong_20_Emphasis">Admin:</text:span> Add maintenance logs, upload media </text:p>
        </text:list-item>
      </text:list>
      <text:p text:style-name="Text_20_body"><text:span text:style-name="Strong_20_Emphasis">Hobby 3: Mechanical Watches</text:span></text:p>
      <text:list text:style-name="L21">
        <text:list-item>
          <text:p text:style-name="P70"><text:span text:style-name="Strong_20_Emphasis">Collection Display:</text:span> Each watch with specs </text:p>
          <text:list>
            <text:list-item>
              <text:p text:style-name="P70">Brand, model, movement type, year, etc. </text:p>
            </text:list-item>
          </text:list>
        </text:list-item>
        <text:list-item>
          <text:p text:style-name="P70"><text:span text:style-name="Strong_20_Emphasis">Photo Showcase:</text:span> High-quality images with descriptions </text:p>
        </text:list-item>
        <text:list-item>
          <text:p text:style-name="P69"><text:span text:style-name="Strong_20_Emphasis">Admin:</text:span> Add/edit watch collection </text:p>
        </text:list-item>
      </text:list>
      <text:p text:style-name="Text_20_body"><text:span text:style-name="Strong_20_Emphasis">Hobby 4: Custom Builds (Longboard)</text:span></text:p>
      <text:list text:style-name="L22">
        <text:list-item>
          <text:p text:style-name="P72"><text:span text:style-name="Strong_20_Emphasis">Project Showcase:</text:span> Photos with descriptions </text:p>
        </text:list-item>
        <text:list-item>
          <text:p text:style-name="P72"><text:span text:style-name="Strong_20_Emphasis">Specs Display:</text:span> Build details </text:p>
        </text:list-item>
        <text:list-item>
          <text:p text:style-name="P71"><text:soft-page-break/><text:span text:style-name="Strong_20_Emphasis">Admin:</text:span> Add new builds, update existing </text:p>
        </text:list-item>
      </text:list>
      <text:p text:style-name="Horizontal_20_Line"/>
      <text:h text:style-name="Heading_20_4" text:outline-level="4"><text:span text:style-name="Strong_20_Emphasis">3.8 Contact Section</text:span></text:h>
      <text:p text:style-name="Text_20_body"><text:span text:style-name="Strong_20_Emphasis">Contact Form:</text:span></text:p>
      <text:list text:style-name="L23">
        <text:list-item>
          <text:p text:style-name="P74">Name (required) </text:p>
        </text:list-item>
        <text:list-item>
          <text:p text:style-name="P74">Email (required) </text:p>
        </text:list-item>
        <text:list-item>
          <text:p text:style-name="P74">Subject (optional) </text:p>
        </text:list-item>
        <text:list-item>
          <text:p text:style-name="P74">Message (required) </text:p>
        </text:list-item>
        <text:list-item>
          <text:p text:style-name="P74">Form validation </text:p>
        </text:list-item>
        <text:list-item>
          <text:p text:style-name="P74">Success/error feedback </text:p>
        </text:list-item>
        <text:list-item>
          <text:p text:style-name="P73">Rate limiting to prevent spam </text:p>
        </text:list-item>
      </text:list>
      <text:p text:style-name="Text_20_body"><text:span text:style-name="Strong_20_Emphasis">Backend:</text:span></text:p>
      <text:list text:style-name="L24">
        <text:list-item>
          <text:p text:style-name="P76">Store submissions in database </text:p>
        </text:list-item>
        <text:list-item>
          <text:p text:style-name="P76">Email notification to you (optional) </text:p>
        </text:list-item>
        <text:list-item>
          <text:p text:style-name="P75">Admin panel to view submissions </text:p>
        </text:list-item>
      </text:list>
      <text:p text:style-name="Horizontal_20_Line"/>
      <text:h text:style-name="Heading_20_4" text:outline-level="4"><text:span text:style-name="Strong_20_Emphasis">3.9 Admin Panel</text:span> <text:span text:style-name="Emphasis">(Separate route/page)</text:span></text:h>
      <text:p text:style-name="P2">Admin Panel Structure:</text:p>
      <text:list text:style-name="L25">
        <text:list-item>
          <text:p text:style-name="P77">/app/admin/layout.tsx <text:s text:c="9"/># Protected layout with auth check</text:p>
        </text:list-item>
        <text:list-item>
          <text:p text:style-name="P77">/app/admin/dashboard/page.tsx <text:s/># Analytics dashboard</text:p>
        </text:list-item>
        <text:list-item>
          <text:p text:style-name="P77">/app/admin/projects/page.tsx <text:s text:c="2"/># Projects management</text:p>
        </text:list-item>
        <text:list-item>
          <text:p text:style-name="P77">/app/admin/skills/page.tsx <text:s text:c="4"/># Skills management</text:p>
        </text:list-item>
        <text:list-item>
          <text:p text:style-name="P77">/app/admin/hobbies/page.tsx <text:s text:c="3"/># Hobbies management</text:p>
        </text:list-item>
      </text:list>
      <text:p text:style-name="P2">Authentication:</text:p>
      <text:list text:style-name="L26">
        <text:list-item>
          <text:p text:style-name="P78">Middleware for route protection</text:p>
        </text:list-item>
        <text:list-item>
          <text:p text:style-name="P78">JWT <text:span text:style-name="Emphasis">implementation</text:span></text:p>
        </text:list-item>
      </text:list>
      <text:p text:style-name="Text_20_body"><text:span text:style-name="Strong_20_Emphasis">Admin Capabilities:</text:span></text:p>
      <text:list text:style-name="L27">
        <text:list-item>
          <text:p text:style-name="P80"><text:span text:style-name="Strong_20_Emphasis">Projects Management:</text:span> CRUD operations </text:p>
        </text:list-item>
        <text:list-item>
          <text:p text:style-name="P80"><text:span text:style-name="Strong_20_Emphasis">Skills Management:</text:span> Add/edit skills with start dates </text:p>
        </text:list-item>
        <text:list-item>
          <text:p text:style-name="P80"><text:span text:style-name="Strong_20_Emphasis">Hobbies Content:</text:span> Update all hobby sections </text:p>
        </text:list-item>
        <text:list-item>
          <text:p text:style-name="P80"><text:span text:style-name="Strong_20_Emphasis">Analytics Dashboard:</text:span> View visitor analytics </text:p>
        </text:list-item>
        <text:list-item>
          <text:p text:style-name="P80"><text:span text:style-name="Strong_20_Emphasis">Contact Form:</text:span> View submissions </text:p>
        </text:list-item>
        <text:list-item>
          <text:p text:style-name="P79"><text:span text:style-name="Strong_20_Emphasis">Content Preview:</text:span> See changes before publishing </text:p>
        </text:list-item>
      </text:list>
      <text:p text:style-name="Text_20_body"><text:span text:style-name="Strong_20_Emphasis"/></text:p>
      <text:p text:style-name="Text_20_body"><text:bookmark-start text:name="__DdeLink__1340_3642431409"/><text:span text:style-name="Strong_20_Emphasis">UI:</text:span></text:p>
      <text:list text:style-name="L28">
        <text:list-item>
          <text:p text:style-name="P81">Separate design from main portfolio <text:bookmark-end text:name="__DdeLink__1340_3642431409"/></text:p>
        </text:list-item>
        <text:list-item>
          <text:p text:style-name="P81"><text:soft-page-break/>Functional, clean interface </text:p>
        </text:list-item>
        <text:list-item>
          <text:p text:style-name="P82">Responsive for editing on-the-go </text:p>
        </text:list-item>
      </text:list>
      <text:p text:style-name="P16"/>
      <text:p text:style-name="Horizontal_20_Line"/>
      <text:h text:style-name="Heading_20_4" text:outline-level="4"><text:span text:style-name="Strong_20_Emphasis">3.10 Analytics &amp; Tracking</text:span></text:h>
      <text:p text:style-name="Text_20_body"><text:span text:style-name="Strong_20_Emphasis">Custom Analytics System (not Google Analytics):</text:span></text:p>
      <text:p text:style-name="Text_20_body"><text:span text:style-name="Strong_20_Emphasis">Track:</text:span></text:p>
      <text:list text:style-name="L29">
        <text:list-item>
          <text:p text:style-name="P84">Page views (total visits) </text:p>
        </text:list-item>
        <text:list-item>
          <text:p text:style-name="P84">Time spent on each section </text:p>
        </text:list-item>
        <text:list-item>
          <text:p text:style-name="P84">Click tracking (CTAs, project cards, external links) </text:p>
        </text:list-item>
        <text:list-item>
          <text:p text:style-name="P84">Geographic data (country/city) </text:p>
        </text:list-item>
        <text:list-item>
          <text:p text:style-name="P84">Device type (desktop/mobile/tablet) </text:p>
        </text:list-item>
        <text:list-item>
          <text:p text:style-name="P84">Browser information </text:p>
        </text:list-item>
        <text:list-item>
          <text:p text:style-name="P83">Referral sources </text:p>
        </text:list-item>
      </text:list>
      <text:p text:style-name="Text_20_body"><text:span text:style-name="Strong_20_Emphasis">Storage:</text:span></text:p>
      <text:list text:style-name="L30">
        <text:list-item>
          <text:p text:style-name="P86">All analytics stored in PostgreSQL </text:p>
        </text:list-item>
        <text:list-item>
          <text:p text:style-name="P85">Daily/weekly/monthly aggregations </text:p>
        </text:list-item>
      </text:list>
      <text:p text:style-name="Text_20_body"><text:span text:style-name="Strong_20_Emphasis">Admin View:</text:span></text:p>
      <text:list text:style-name="L31">
        <text:list-item>
          <text:p text:style-name="P88">Dashboard with visualizations </text:p>
        </text:list-item>
        <text:list-item>
          <text:p text:style-name="P88">Date range filtering </text:p>
        </text:list-item>
        <text:list-item>
          <text:p text:style-name="P87">Export data capability </text:p>
        </text:list-item>
      </text:list>
      <text:p text:style-name="Text_20_body"><text:span text:style-name="Strong_20_Emphasis">Implementation:</text:span></text:p>
      <text:list text:style-name="L32">
        <text:list-item>
          <text:p text:style-name="P90">Lightweight tracking script </text:p>
        </text:list-item>
        <text:list-item>
          <text:p text:style-name="P90">Non-invasive (doesn't slow down site) </text:p>
        </text:list-item>
        <text:list-item>
          <text:p text:style-name="P90">Privacy-conscious (no personal data) </text:p>
        </text:list-item>
        <text:list-item>
          <text:p text:style-name="P89">GDPR-friendly </text:p>
        </text:list-item>
      </text:list>
      <text:p text:style-name="Horizontal_20_Line"/>
      <text:h text:style-name="Heading_20_3" text:outline-level="3"><text:span text:style-name="Strong_20_Emphasis">4. Technical Requirements</text:span></text:h>
      <text:p text:style-name="Text_20_body"><text:span text:style-name="Source_20_Text"><text:span text:style-name="T5">Section 4.1: API Endpoints</text:span></text:span></text:p>
      <text:p text:style-name="Text_20_body"><text:span text:style-name="Source_20_Text"/></text:p>
      <text:p text:style-name="Text_20_body"><text:span text:style-name="Source_20_Text"><text:span text:style-name="T5">Next.js App Router Structure:</text:span></text:span></text:p>
      <text:p text:style-name="Text_20_body"><text:span text:style-name="Source_20_Text">/app/api/projects/route.ts <text:s text:c="13"/># GET all projects</text:span></text:p>
      <text:p text:style-name="Text_20_body"><text:span text:style-name="Source_20_Text">/app/api/projects/[id]/route.ts <text:s text:c="8"/># GET single project</text:span></text:p>
      <text:p text:style-name="Text_20_body"><text:span text:style-name="Source_20_Text">/app/api/skills/route.ts <text:s text:c="15"/># GET all skills</text:span></text:p>
      <text:p text:style-name="Text_20_body"><text:span text:style-name="Source_20_Text">/app/api/hobbies/biking/route.ts <text:s text:c="7"/># GET biking data</text:span></text:p>
      <text:p text:style-name="Text_20_body"><text:span text:style-name="Source_20_Text">/app/api/hobbies/maintenance/route.ts <text:s text:c="2"/># GET maintenance logs</text:span></text:p>
      <text:p text:style-name="Text_20_body"><text:soft-page-break/><text:span text:style-name="Source_20_Text">/app/api/hobbies/watches/route.ts <text:s text:c="6"/># GET watches</text:span></text:p>
      <text:p text:style-name="Text_20_body"><text:span text:style-name="Source_20_Text">/app/api/hobbies/builds/route.ts <text:s text:c="7"/># GET custom builds</text:span></text:p>
      <text:p text:style-name="Text_20_body"><text:span text:style-name="Source_20_Text">/app/api/contact/route.ts <text:s text:c="14"/># POST contact form</text:span></text:p>
      <text:p text:style-name="Text_20_body"><text:span text:style-name="Source_20_Text">/app/api/spotify/now-playing/route.ts <text:s text:c="2"/># GET Spotify status</text:span></text:p>
      <text:p text:style-name="Text_20_body"><text:span text:style-name="Source_20_Text"/></text:p>
      <text:p text:style-name="Text_20_body"><text:span text:style-name="Source_20_Text"><text:span text:style-name="T5">Protected Routes (Admin):</text:span></text:span></text:p>
      <text:p text:style-name="Text_20_body"><text:span text:style-name="Source_20_Text">/app/api/admin/auth/login/route.ts <text:s text:c="5"/># POST login</text:span></text:p>
      <text:p text:style-name="Text_20_body"><text:span text:style-name="Source_20_Text">/app/api/admin/auth/logout/route.ts <text:s text:c="4"/># POST logout</text:span></text:p>
      <text:p text:style-name="Text_20_body"><text:span text:style-name="Source_20_Text">/app/api/admin/projects/route.ts <text:s text:c="7"/># POST, PUT, DELETE</text:span></text:p>
      <text:p text:style-name="Text_20_body"><text:span text:style-name="Source_20_Text">/app/api/admin/skills/route.ts <text:s text:c="9"/># POST, PUT, DELETE</text:span></text:p>
      <text:p text:style-name="Text_20_body"><text:span text:style-name="Source_20_Text">/app/api/admin/hobbies/*/route.ts <text:s text:c="6"/># CRUD for hobbies</text:span></text:p>
      <text:p text:style-name="Text_20_body"><text:span text:style-name="Source_20_Text">/app/api/admin/analytics/route.ts <text:s text:c="6"/># GET analytics</text:span></text:p>
      <text:p text:style-name="Text_20_body"><text:span text:style-name="Source_20_Text">/app/api/admin/contacts/route.ts <text:s text:c="7"/># GET contacts</text:span></text:p>
      <text:p text:style-name="Text_20_body"><text:span text:style-name="Source_20_Text"/></text:p>
      <text:p text:style-name="Text_20_body"><text:span text:style-name="Source_20_Text">/app/api/analytics/track/route.ts <text:s text:c="6"/># POST tracking events</text:span></text:p>
      <text:h text:style-name="Heading_20_4" text:outline-level="4"><text:span text:style-name="Strong_20_Emphasis">4.2 Database Schema (Prisma)</text:span></text:h>
      <text:p text:style-name="Text_20_body"><text:span text:style-name="Strong_20_Emphasis">Key Models:</text:span></text:p>
      <text:p text:style-name="Preformatted_20_Text"><text:span text:style-name="Source_20_Text">model User {</text:span></text:p>
      <text:p text:style-name="Preformatted_20_Text"><text:span text:style-name="Source_20_Text"><text:s text:c="2"/>id <text:s text:c="7"/>String <text:s text:c="2"/>@id @default(uuid())</text:span></text:p>
      <text:p text:style-name="Preformatted_20_Text"><text:span text:style-name="Source_20_Text"><text:s text:c="2"/>email <text:s text:c="4"/>String <text:s text:c="2"/>@unique</text:span></text:p>
      <text:p text:style-name="Preformatted_20_Text"><text:span text:style-name="Source_20_Text"><text:s text:c="2"/>password <text:s/>String <text:s text:c="2"/>// Hashed</text:span></text:p>
      <text:p text:style-name="Preformatted_20_Text"><text:span text:style-name="Source_20_Text"><text:s text:c="2"/>createdAt 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Project {</text:span></text:p>
      <text:p text:style-name="Preformatted_20_Text"><text:span text:style-name="Source_20_Text"><text:s text:c="2"/>id <text:s text:c="11"/>String <text:s text:c="2"/>@id @default(uuid())</text:span></text:p>
      <text:p text:style-name="Preformatted_20_Text"><text:span text:style-name="Source_20_Text"><text:s text:c="2"/>title <text:s text:c="8"/>String</text:span></text:p>
      <text:p text:style-name="Preformatted_20_Text"><text:span text:style-name="Source_20_Text"><text:s text:c="2"/>description <text:s text:c="2"/>String</text:span></text:p>
      <text:p text:style-name="Preformatted_20_Text"><text:span text:style-name="Source_20_Text"><text:s text:c="2"/>techStack <text:s text:c="4"/>String[] // Array of technologies</text:span></text:p>
      <text:p text:style-name="Preformatted_20_Text"><text:span text:style-name="Source_20_Text"><text:s text:c="2"/>role <text:s text:c="9"/>String</text:span></text:p>
      <text:p text:style-name="Preformatted_20_Text"><text:span text:style-name="Source_20_Text"><text:s text:c="2"/>contributions String</text:span></text:p>
      <text:p text:style-name="Preformatted_20_Text"><text:span text:style-name="Source_20_Text"><text:s text:c="2"/>imageUrls <text:s text:c="4"/>String[] // Array of image URLs</text:span></text:p>
      <text:p text:style-name="Preformatted_20_Text"><text:span text:style-name="Source_20_Text"><text:s text:c="2"/>order <text:s text:c="8"/>Int <text:s text:c="5"/>// For sorting</text:span></text:p>
      <text:p text:style-name="Preformatted_20_Text"><text:span text:style-name="Source_20_Text"><text:s text:c="2"/>createdAt <text:s text:c="4"/>DateTime @default(now())</text:span></text:p>
      <text:p text:style-name="Preformatted_20_Text"><text:span text:style-name="Source_20_Text"><text:s text:c="2"/>updatedAt <text:s text:c="4"/>DateTime @updatedAt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Skill {</text:span></text:p>
      <text:p text:style-name="Preformatted_20_Text"><text:span text:style-name="Source_20_Text"><text:s text:c="2"/>id <text:s text:c="8"/>String <text:s text:c="2"/>@id @default(uuid())</text:span></text:p>
      <text:p text:style-name="Preformatted_20_Text"><text:span text:style-name="Source_20_Text"><text:s text:c="2"/>name <text:s text:c="6"/>String <text:s text:c="2"/>@unique</text:span></text:p>
      <text:p text:style-name="Preformatted_20_Text"><text:span text:style-name="Source_20_Text"><text:s text:c="2"/>startDate <text:s/>DateTime // To calculate experience</text:span></text:p>
      <text:p text:style-name="Preformatted_20_Text"><text:span text:style-name="Source_20_Text"><text:s text:c="2"/>category <text:s text:c="2"/>String? <text:s/>// Optional for future categorization</text:span></text:p>
      <text:p text:style-name="Preformatted_20_Text"><text:span text:style-name="Source_20_Text"><text:s text:c="2"/>createdAt <text:s/>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BikeTrip {</text:span></text:p>
      <text:p text:style-name="Preformatted_20_Text"><text:span text:style-name="Source_20_Text"><text:s text:c="2"/>id <text:s text:c="9"/>String <text:s text:c="2"/>@id @default(uuid())</text:span></text:p>
      <text:p text:style-name="Preformatted_20_Text"><text:soft-page-break/><text:span text:style-name="Source_20_Text"><text:s text:c="2"/>location <text:s text:c="3"/>String</text:span></text:p>
      <text:p text:style-name="Preformatted_20_Text"><text:span text:style-name="Source_20_Text"><text:s text:c="2"/>latitude <text:s text:c="3"/>Float</text:span></text:p>
      <text:p text:style-name="Preformatted_20_Text"><text:span text:style-name="Source_20_Text"><text:s text:c="2"/>longitude <text:s text:c="2"/>Float</text:span></text:p>
      <text:p text:style-name="Preformatted_20_Text"><text:span text:style-name="Source_20_Text"><text:s text:c="2"/>date <text:s text:c="7"/>DateTime</text:span></text:p>
      <text:p text:style-name="Preformatted_20_Text"><text:span text:style-name="Source_20_Text"><text:s text:c="2"/>distance <text:s text:c="3"/>Float? <text:s text:c="2"/>// in km</text:span></text:p>
      <text:p text:style-name="Preformatted_20_Text"><text:span text:style-name="Source_20_Text"><text:s text:c="2"/>description String?</text:span></text:p>
      <text:p text:style-name="Preformatted_20_Text"><text:span text:style-name="Source_20_Text"><text:s text:c="2"/>imageUrls <text:s text:c="2"/>String[]</text:span></text:p>
      <text:p text:style-name="Preformatted_20_Text"><text:span text:style-name="Source_20_Text"><text:s text:c="2"/>createdAt <text:s text:c="2"/>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BikeMaintenance {</text:span></text:p>
      <text:p text:style-name="Preformatted_20_Text"><text:span text:style-name="Source_20_Text"><text:s text:c="2"/>id <text:s text:c="9"/>String <text:s text:c="2"/>@id @default(uuid())</text:span></text:p>
      <text:p text:style-name="Preformatted_20_Text"><text:span text:style-name="Source_20_Text"><text:s text:c="2"/>title <text:s text:c="6"/>String</text:span></text:p>
      <text:p text:style-name="Preformatted_20_Text"><text:span text:style-name="Source_20_Text"><text:s text:c="2"/>description String</text:span></text:p>
      <text:p text:style-name="Preformatted_20_Text"><text:span text:style-name="Source_20_Text"><text:s text:c="2"/>beforeImages String[]</text:span></text:p>
      <text:p text:style-name="Preformatted_20_Text"><text:span text:style-name="Source_20_Text"><text:s text:c="2"/>afterImages <text:s/>String[]</text:span></text:p>
      <text:p text:style-name="Preformatted_20_Text"><text:span text:style-name="Source_20_Text"><text:s text:c="2"/>videoUrl <text:s text:c="3"/>String?</text:span></text:p>
      <text:p text:style-name="Preformatted_20_Text"><text:span text:style-name="Source_20_Text"><text:s text:c="2"/>date <text:s text:c="7"/>DateTime</text:span></text:p>
      <text:p text:style-name="Preformatted_20_Text"><text:span text:style-name="Source_20_Text"><text:s text:c="2"/>createdAt <text:s text:c="2"/>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Watch {</text:span></text:p>
      <text:p text:style-name="Preformatted_20_Text"><text:span text:style-name="Source_20_Text"><text:s text:c="2"/>id <text:s text:c="9"/>String <text:s text:c="2"/>@id @default(uuid())</text:span></text:p>
      <text:p text:style-name="Preformatted_20_Text"><text:span text:style-name="Source_20_Text"><text:s text:c="2"/>brand <text:s text:c="6"/>String</text:span></text:p>
      <text:p text:style-name="Preformatted_20_Text"><text:span text:style-name="Source_20_Text"><text:s text:c="2"/>model <text:s text:c="6"/>String</text:span></text:p>
      <text:p text:style-name="Preformatted_20_Text"><text:span text:style-name="Source_20_Text"><text:s text:c="2"/>movement <text:s text:c="3"/>String</text:span></text:p>
      <text:p text:style-name="Preformatted_20_Text"><text:span text:style-name="Source_20_Text"><text:s text:c="2"/>year <text:s text:c="7"/>Int?</text:span></text:p>
      <text:p text:style-name="Preformatted_20_Text"><text:span text:style-name="Source_20_Text"><text:s text:c="2"/>description String?</text:span></text:p>
      <text:p text:style-name="Preformatted_20_Text"><text:span text:style-name="Source_20_Text"><text:s text:c="2"/>imageUrls <text:s text:c="2"/>String[]</text:span></text:p>
      <text:p text:style-name="Preformatted_20_Text"><text:span text:style-name="Source_20_Text"><text:s text:c="2"/>specs <text:s text:c="6"/>Json <text:s text:c="4"/>// Flexible specs object</text:span></text:p>
      <text:p text:style-name="Preformatted_20_Text"><text:span text:style-name="Source_20_Text"><text:s text:c="2"/>order <text:s text:c="6"/>Int</text:span></text:p>
      <text:p text:style-name="Preformatted_20_Text"><text:span text:style-name="Source_20_Text"><text:s text:c="2"/>createdAt <text:s text:c="2"/>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CustomBuild {</text:span></text:p>
      <text:p text:style-name="Preformatted_20_Text"><text:span text:style-name="Source_20_Text"><text:s text:c="2"/>id <text:s text:c="9"/>String <text:s text:c="2"/>@id @default(uuid())</text:span></text:p>
      <text:p text:style-name="Preformatted_20_Text"><text:span text:style-name="Source_20_Text"><text:s text:c="2"/>title <text:s text:c="6"/>String</text:span></text:p>
      <text:p text:style-name="Preformatted_20_Text"><text:span text:style-name="Source_20_Text"><text:s text:c="2"/>description String</text:span></text:p>
      <text:p text:style-name="Preformatted_20_Text"><text:span text:style-name="Source_20_Text"><text:s text:c="2"/>specs <text:s text:c="6"/>Json</text:span></text:p>
      <text:p text:style-name="Preformatted_20_Text"><text:span text:style-name="Source_20_Text"><text:s text:c="2"/>imageUrls <text:s text:c="2"/>String[]</text:span></text:p>
      <text:p text:style-name="Preformatted_20_Text"><text:span text:style-name="Source_20_Text"><text:s text:c="2"/>createdAt <text:s text:c="2"/>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Contact {</text:span></text:p>
      <text:p text:style-name="Preformatted_20_Text"><text:span text:style-name="Source_20_Text"><text:s text:c="2"/>id <text:s text:c="7"/>String <text:s text:c="2"/>@id @default(uuid())</text:span></text:p>
      <text:p text:style-name="Preformatted_20_Text"><text:span text:style-name="Source_20_Text"><text:s text:c="2"/>name <text:s text:c="5"/>String</text:span></text:p>
      <text:p text:style-name="Preformatted_20_Text"><text:span text:style-name="Source_20_Text"><text:s text:c="2"/>email <text:s text:c="4"/>String</text:span></text:p>
      <text:p text:style-name="Preformatted_20_Text"><text:span text:style-name="Source_20_Text"><text:s text:c="2"/>subject <text:s text:c="2"/>String?</text:span></text:p>
      <text:p text:style-name="Preformatted_20_Text"><text:span text:style-name="Source_20_Text"><text:s text:c="2"/>message <text:s text:c="2"/>String</text:span></text:p>
      <text:p text:style-name="Preformatted_20_Text"><text:span text:style-name="Source_20_Text"><text:s text:c="2"/>read <text:s text:c="5"/>Boolean <text:s/>@default(false)</text:span></text:p>
      <text:p text:style-name="Preformatted_20_Text"><text:span text:style-name="Source_20_Text"><text:s text:c="2"/>createdAt 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Analytics {</text:span></text:p>
      <text:p text:style-name="Preformatted_20_Text"><text:span text:style-name="Source_20_Text"><text:s text:c="2"/>id <text:s text:c="10"/>String <text:s text:c="2"/>@id @default(uuid())</text:span></text:p>
      <text:p text:style-name="Preformatted_20_Text"><text:span text:style-name="Source_20_Text"><text:s text:c="2"/>eventType <text:s text:c="3"/>String <text:s text:c="2"/>// 'page_view', 'section_view', 'click', etc.</text:span></text:p>
      <text:p text:style-name="Preformatted_20_Text"><text:span text:style-name="Source_20_Text"><text:s text:c="2"/>eventData <text:s text:c="3"/>Json <text:s text:c="4"/>// Flexible data</text:span></text:p>
      <text:p text:style-name="Preformatted_20_Text"><text:span text:style-name="Source_20_Text"><text:s text:c="2"/>sessionId <text:s text:c="3"/>String</text:span></text:p>
      <text:p text:style-name="Preformatted_20_Text"><text:span text:style-name="Source_20_Text"><text:s text:c="2"/>ipAddress <text:s text:c="3"/>String?</text:span></text:p>
      <text:p text:style-name="Preformatted_20_Text"><text:span text:style-name="Source_20_Text"><text:s text:c="2"/>country <text:s text:c="5"/>String?</text:span></text:p>
      <text:p text:style-name="Preformatted_20_Text"><text:span text:style-name="Source_20_Text"><text:s text:c="2"/>city <text:s text:c="8"/>String?</text:span></text:p>
      <text:p text:style-name="Preformatted_20_Text"><text:span text:style-name="Source_20_Text"><text:s text:c="2"/>device <text:s text:c="6"/>String?</text:span></text:p>
      <text:p text:style-name="Preformatted_20_Text"><text:span text:style-name="Source_20_Text"><text:s text:c="2"/>browser <text:s text:c="5"/>String?</text:span></text:p>
      <text:p text:style-name="Preformatted_20_Text"><text:span text:style-name="Source_20_Text"><text:s text:c="2"/>referrer <text:s text:c="4"/>String?</text:span></text:p>
      <text:p text:style-name="Preformatted_20_Text"><text:soft-page-break/><text:span text:style-name="Source_20_Text"><text:s text:c="2"/>timestamp <text:s text:c="3"/>DateTime @default(now()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odel BikeStats {</text:span></text:p>
      <text:p text:style-name="Preformatted_20_Text"><text:span text:style-name="Source_20_Text"><text:s text:c="2"/>id <text:s text:c="11"/>String @id @default(uuid())</text:span></text:p>
      <text:p text:style-name="Preformatted_20_Text"><text:span text:style-name="Source_20_Text"><text:s text:c="2"/>totalKm <text:s text:c="6"/>Float</text:span></text:p>
      <text:p text:style-name="Preformatted_20_Text"><text:span text:style-name="Source_20_Text"><text:s text:c="2"/>bikesOwned <text:s text:c="3"/>Int</text:span></text:p>
      <text:p text:style-name="Preformatted_20_Text"><text:span text:style-name="Source_20_Text"><text:s text:c="2"/>tripsCompleted Int</text:span></text:p>
      <text:p text:style-name="Preformatted_20_Text"><text:span text:style-name="Source_20_Text"><text:s text:c="2"/>updatedAt <text:s text:c="4"/>DateTime @updatedAt</text:span></text:p>
      <text:p text:style-name="P9"><text:span text:style-name="Source_20_Text">}</text:span></text:p>
      <text:p text:style-name="P11"><text:span text:style-name="Source_20_Text">model Session {</text:span></text:p>
      <text:p text:style-name="P11"><text:span text:style-name="Source_20_Text"><text:s text:c="2"/>id <text:s text:c="7"/>String <text:s text:c="2"/>@id @default(uuid())</text:span></text:p>
      <text:p text:style-name="P11"><text:span text:style-name="Source_20_Text"><text:s text:c="2"/>userId <text:s text:c="3"/>String</text:span></text:p>
      <text:p text:style-name="P11"><text:span text:style-name="Source_20_Text"><text:s text:c="2"/>token <text:s text:c="4"/>String <text:s text:c="2"/>@unique</text:span></text:p>
      <text:p text:style-name="P11"><text:span text:style-name="Source_20_Text"><text:s text:c="2"/>expiresAt DateTime</text:span></text:p>
      <text:p text:style-name="P11"><text:span text:style-name="Source_20_Text"><text:s text:c="2"/>createdAt DateTime @default(now())</text:span></text:p>
      <text:p text:style-name="P11"><text:span text:style-name="Source_20_Text"><text:s text:c="2"/>user <text:s text:c="5"/>User <text:s text:c="4"/>@relation(fields: [userId], references: [id])</text:span></text:p>
      <text:p text:style-name="P11"><text:span text:style-name="Source_20_Text">}</text:span></text:p>
      <text:p text:style-name="P11"><text:span text:style-name="Source_20_Text"><text:span text:style-name="T5"/></text:span></text:p>
      <text:h text:style-name="Heading_20_4" text:outline-level="4"><text:span text:style-name="Strong_20_Emphasis">4.3 Performance Considerations</text:span></text:h>
      <text:p text:style-name="Text_20_body"><text:span text:style-name="Strong_20_Emphasis">Frontend:</text:span></text:p>
      <text:list text:style-name="L33">
        <text:list-item>
          <text:p text:style-name="P92">Code splitting for admin panel </text:p>
        </text:list-item>
        <text:list-item>
          <text:p text:style-name="P92">Lazy loading images </text:p>
        </text:list-item>
        <text:list-item>
          <text:p text:style-name="P92">Optimized GSAP animations (won't block rendering) </text:p>
        </text:list-item>
        <text:list-item>
          <text:p text:style-name="P92">Video background optimization: </text:p>
          <text:list>
            <text:list-item>
              <text:p text:style-name="P92">Compressed video files </text:p>
            </text:list-item>
            <text:list-item>
              <text:p text:style-name="P92">WebM format with MP4 fallback </text:p>
            </text:list-item>
            <text:list-item>
              <text:p text:style-name="P92">Poster image for slow connections </text:p>
            </text:list-item>
          </text:list>
        </text:list-item>
      </text:list>
      <text:p text:style-name="P17"><text:span text:style-name="Source_20_Text"><text:span text:style-name="T6">// Use Next.js dynamic import with SSR: false for video player</text:span></text:span><text:span text:style-name="Source_20_Text"><text:span text:style-name="T2"> </text:span></text:span></text:p>
      <text:p text:style-name="P17"><text:span text:style-name="Source_20_Text"><text:span text:style-name="T7">import</text:span></text:span><text:span text:style-name="Source_20_Text"><text:span text:style-name="T2"> dynamic </text:span></text:span><text:span text:style-name="Source_20_Text"><text:span text:style-name="T7">from</text:span></text:span><text:span text:style-name="Source_20_Text"><text:span text:style-name="T2"> </text:span></text:span><text:span text:style-name="Source_20_Text"><text:span text:style-name="T8">'next/dynamic'</text:span></text:span><text:span text:style-name="Source_20_Text"><text:span text:style-name="T2">; </text:span></text:span></text:p>
      <text:p text:style-name="P17"><text:span text:style-name="Source_20_Text"><text:span text:style-name="T7">const</text:span></text:span><text:span text:style-name="Source_20_Text"><text:span text:style-name="T2"> VideoBackground </text:span></text:span><text:span text:style-name="Source_20_Text"><text:span text:style-name="T9">=</text:span></text:span><text:span text:style-name="Source_20_Text"><text:span text:style-name="T2"> </text:span></text:span><text:span text:style-name="Source_20_Text"><text:span text:style-name="T9">dynamic</text:span></text:span><text:span text:style-name="Source_20_Text"><text:span text:style-name="T2">(() </text:span></text:span><text:span text:style-name="Source_20_Text"><text:span text:style-name="T9">=&gt;</text:span></text:span><text:span text:style-name="Source_20_Text"><text:span text:style-name="T2"> </text:span></text:span><text:span text:style-name="Source_20_Text"><text:span text:style-name="T7">import</text:span></text:span><text:span text:style-name="Source_20_Text"><text:span text:style-name="T2">(</text:span></text:span><text:span text:style-name="Source_20_Text"><text:span text:style-name="T8">'@/components/VideoBackground'</text:span></text:span><text:span text:style-name="Source_20_Text"><text:span text:style-name="T2">), { </text:span></text:span></text:p>
      <text:p text:style-name="P17"><text:span text:style-name="Source_20_Text"><text:span text:style-name="T2"><text:tab/>ssr</text:span></text:span><text:span text:style-name="Source_20_Text"><text:span text:style-name="T9">:</text:span></text:span><text:span text:style-name="Source_20_Text"><text:span text:style-name="T2"> </text:span></text:span><text:span text:style-name="Source_20_Text"><text:span text:style-name="T10">false</text:span></text:span><text:span text:style-name="Source_20_Text"><text:span text:style-name="T2">, </text:span></text:span><text:span text:style-name="Source_20_Text"><text:span text:style-name="T6">// Don't render on server</text:span></text:span><text:span text:style-name="Source_20_Text"><text:span text:style-name="T2"> </text:span></text:span></text:p>
      <text:p text:style-name="P17"><text:span text:style-name="Source_20_Text"><text:span text:style-name="T2"><text:tab/></text:span></text:span><text:span text:style-name="Source_20_Text"><text:span text:style-name="T9">loading:</text:span></text:span><text:span text:style-name="Source_20_Text"><text:span text:style-name="T2"> () </text:span></text:span><text:span text:style-name="Source_20_Text"><text:span text:style-name="T9">=&gt;</text:span></text:span><text:span text:style-name="Source_20_Text"><text:span text:style-name="T2"> </text:span></text:span><text:span text:style-name="Source_20_Text"><text:span text:style-name="T9">&lt;</text:span></text:span><text:span text:style-name="Source_20_Text"><text:span text:style-name="T2">VideoPosterImage </text:span></text:span><text:span text:style-name="Source_20_Text"><text:span text:style-name="T9">/&gt;</text:span></text:span></text:p>
      <text:p text:style-name="P17"><text:span text:style-name="Source_20_Text"><text:span text:style-name="T2">});</text:span></text:span></text:p>
      <text:list text:continue-numbering="true" text:style-name="L33">
        <text:list-item>
          <text:p text:style-name="P91">Redux Toolkit for efficient state updates </text:p>
        </text:list-item>
      </text:list>
      <text:p text:style-name="Text_20_body"><text:span text:style-name="Strong_20_Emphasis">Backend:</text:span></text:p>
      <text:list text:style-name="L34">
        <text:list-item>
          <text:p text:style-name="P94">Database query optimization with Prisma </text:p>
        </text:list-item>
        <text:list-item>
          <text:p text:style-name="P94">Response caching where appropriate </text:p>
        </text:list-item>
        <text:list-item>
          <text:p text:style-name="P94">Rate limiting on contact form </text:p>
        </text:list-item>
        <text:list-item>
          <text:p text:style-name="P93">Pagination for large data sets (projects, trips) </text:p>
        </text:list-item>
      </text:list>
      <text:p text:style-name="Text_20_body"><text:span text:style-name="Strong_20_Emphasis">Mobile:</text:span></text:p>
      <text:list text:style-name="L35">
        <text:list-item>
          <text:p text:style-name="P96">Responsive animations (reduced motion if needed) </text:p>
        </text:list-item>
        <text:list-item>
          <text:p text:style-name="P96">Touch gesture support </text:p>
        </text:list-item>
        <text:list-item>
          <text:p text:style-name="P96">Same features as desktop </text:p>
        </text:list-item>
        <text:list-item>
          <text:p text:style-name="P95">Optimized media loading </text:p>
        </text:list-item>
      </text:list>
      <text:p text:style-name="Text_20_body"/>
      <text:p text:style-name="P13"><text:soft-page-break/><text:span text:style-name="Source_20_Text"><text:span text:style-name="T5">Next.js Specific Optimizations:</text:span></text:span></text:p>
      <text:p text:style-name="P13"><text:span text:style-name="Source_20_Text"><text:span text:style-name="T5"/></text:span></text:p>
      <text:p text:style-name="P12"><text:span text:style-name="Source_20_Text"><text:span text:style-name="T5">SSR Benefits:</text:span></text:span></text:p>
      <text:list text:style-name="L36">
        <text:list-item>
          <text:p text:style-name="P23"><text:span text:style-name="Source_20_Text">Faster First Contentful Paint (FCP)</text:span></text:p>
        </text:list-item>
        <text:list-item>
          <text:p text:style-name="P23"><text:span text:style-name="Source_20_Text">Better SEO (fully rendered HTML)</text:span></text:p>
        </text:list-item>
        <text:list-item>
          <text:p text:style-name="P23"><text:span text:style-name="Source_20_Text">Reduced client-side JS bundle size</text:span></text:p>
        </text:list-item>
      </text:list>
      <text:p text:style-name="P12"><text:span text:style-name="Source_20_Text"/></text:p>
      <text:p text:style-name="P12"><text:span text:style-name="Source_20_Text"><text:span text:style-name="T5">Next.js Features to Use:</text:span></text:span></text:p>
      <text:list text:style-name="L37">
        <text:list-item>
          <text:p text:style-name="P24"><text:span text:style-name="Source_20_Text">next/image: Automatic image optimization</text:span></text:p>
        </text:list-item>
        <text:list-item>
          <text:p text:style-name="P24"><text:span text:style-name="Source_20_Text">next/font: Font optimization (no layout shift)</text:span></text:p>
        </text:list-item>
        <text:list-item>
          <text:p text:style-name="P24"><text:span text:style-name="Source_20_Text">ISR: Incremental Static Regeneration for hobby sections</text:span></text:p>
        </text:list-item>
        <text:list-item>
          <text:p text:style-name="P24"><text:span text:style-name="Source_20_Text">Streaming: React Server Components streaming for faster TTFB</text:span></text:p>
        </text:list-item>
        <text:list-item>
          <text:p text:style-name="P24"><text:span text:style-name="Source_20_Text">Route Caching: Automatic caching of route handlers</text:span></text:p>
        </text:list-item>
      </text:list>
      <text:p text:style-name="P12"><text:span text:style-name="Source_20_Text"/></text:p>
      <text:p text:style-name="P12"><text:span text:style-name="Source_20_Text"><text:span text:style-name="T5">Image Optimization:</text:span></text:span></text:p>
      <text:list text:style-name="L38">
        <text:list-item>
          <text:p text:style-name="P25"><text:span text:style-name="Source_20_Text">Use next/image for all images</text:span></text:p>
        </text:list-item>
        <text:list-item>
          <text:p text:style-name="P25"><text:span text:style-name="Source_20_Text">Automatic WebP/AVIF conversion</text:span></text:p>
        </text:list-item>
        <text:list-item>
          <text:p text:style-name="P25"><text:span text:style-name="Source_20_Text">Lazy loading by default</text:span></text:p>
        </text:list-item>
        <text:list-item>
          <text:p text:style-name="P25"><text:span text:style-name="Source_20_Text">Responsive images</text:span></text:p>
        </text:list-item>
      </text:list>
      <text:p text:style-name="P12"><text:span text:style-name="Source_20_Text"/></text:p>
      <text:p text:style-name="P12"><text:span text:style-name="Source_20_Text"><text:span text:style-name="T5">Font Optimization:</text:span></text:span></text:p>
      <text:list text:style-name="L39">
        <text:list-item>
          <text:p text:style-name="P26"><text:span text:style-name="Source_20_Text">Use next/font/google or next/font/local</text:span></text:p>
        </text:list-item>
        <text:list-item>
          <text:p text:style-name="P26"><text:span text:style-name="Source_20_Text">Fonts preloaded, no flash of unstyled text</text:span></text:p>
        </text:list-item>
        <text:list-item>
          <text:p text:style-name="P26"><text:span text:style-name="Source_20_Text">Self-hosted fonts (better privacy &amp; performance)</text:span></text:p>
        </text:list-item>
      </text:list>
      <text:p text:style-name="Horizontal_20_Line"/>
      <text:h text:style-name="Heading_20_3" text:outline-level="3"><text:span text:style-name="Strong_20_Emphasis">5. SEO Requirements</text:span></text:h>
      <text:p text:style-name="Text_20_body"><text:span text:style-name="Strong_20_Emphasis">Next.js Metadata API:</text:span></text:p>
      <text:p text:style-name="P18">// app/layout.tsx</text:p>
      <text:p text:style-name="P18">import { Metadata } from 'next';</text:p>
      <text:p text:style-name="P18"/>
      <text:p text:style-name="P18">export const metadata: Metadata = {</text:p>
      <text:p text:style-name="P18"><text:s text:c="2"/>title: 'Your Name | Full Stack Developer',</text:p>
      <text:p text:style-name="P18"><text:s text:c="2"/>description: 'Portfolio showcasing web development projects, biking adventures, and more',</text:p>
      <text:p text:style-name="P18"><text:s text:c="2"/>openGraph: {</text:p>
      <text:p text:style-name="P18"><text:s text:c="4"/>title: 'Your Name | Full Stack Developer',</text:p>
      <text:p text:style-name="P18"><text:s text:c="4"/>description: '...',</text:p>
      <text:p text:style-name="P18"><text:s text:c="4"/>images: ['/og-image.jpg'],</text:p>
      <text:p text:style-name="P18"><text:s text:c="2"/>},</text:p>
      <text:p text:style-name="P18"><text:soft-page-break/><text:s text:c="2"/>twitter: {</text:p>
      <text:p text:style-name="P18"><text:s text:c="4"/>card: 'summary_large_image',</text:p>
      <text:p text:style-name="P18"><text:s text:c="2"/>},</text:p>
      <text:p text:style-name="P18">};</text:p>
      <text:p text:style-name="P18"/>
      <text:p text:style-name="P18">// app/projects/[id]/page.tsx - Dynamic metadata</text:p>
      <text:p text:style-name="P18">export async function generateMetadata({ params }): Promise&lt;Metadata&gt; {</text:p>
      <text:p text:style-name="P18"><text:s text:c="2"/>const project = await getProject(params.id);</text:p>
      <text:p text:style-name="P18"><text:s text:c="2"/></text:p>
      <text:p text:style-name="P18"><text:s text:c="2"/>return {</text:p>
      <text:p text:style-name="P18"><text:s text:c="4"/>title: `${project.title} | Your Portfolio`,</text:p>
      <text:p text:style-name="P18"><text:s text:c="4"/>description: project.description,</text:p>
      <text:p text:style-name="P18"><text:s text:c="4"/>openGraph: {</text:p>
      <text:p text:style-name="P18"><text:s text:c="6"/>images: [project.imageUrls[0]],</text:p>
      <text:p text:style-name="P18"><text:s text:c="4"/>},</text:p>
      <text:p text:style-name="P18"><text:s text:c="2"/>};</text:p>
      <text:p text:style-name="P18">}</text:p>
      <text:p text:style-name="P14"/>
      <text:p text:style-name="P3">ADD Sitemap Generation:</text:p>
      <text:p text:style-name="P6">// app/sitemap.ts</text:p>
      <text:p text:style-name="P6">export default async function sitemap() {</text:p>
      <text:p text:style-name="P6"><text:s text:c="2"/>const projects = await prisma.project.findMany();</text:p>
      <text:p text:style-name="P6"><text:s text:c="2"/></text:p>
      <text:p text:style-name="P6"><text:s text:c="2"/>return [</text:p>
      <text:p text:style-name="P6"><text:s text:c="4"/>{</text:p>
      <text:p text:style-name="P6"><text:s text:c="6"/>url: 'https://yoursite.com',</text:p>
      <text:p text:style-name="P6"><text:s text:c="6"/>lastModified: new Date(),</text:p>
      <text:p text:style-name="P6"><text:s text:c="4"/>},</text:p>
      <text:p text:style-name="P6"><text:s text:c="4"/>...projects.map(project =&gt; ({</text:p>
      <text:p text:style-name="P6"><text:s text:c="6"/>url: `https://yoursite.com/projects/${project.id}`,</text:p>
      <text:p text:style-name="P6"><text:s text:c="6"/>lastModified: project.updatedAt,</text:p>
      <text:p text:style-name="P6"><text:s text:c="4"/>})),</text:p>
      <text:p text:style-name="P6"><text:s text:c="2"/>];</text:p>
      <text:p text:style-name="P6">}</text:p>
      <text:p text:style-name="P14"/>
      <text:p text:style-name="P14"/>
      <text:p text:style-name="Text_20_body"><text:span text:style-name="Strong_20_Emphasis">Performance:</text:span></text:p>
      <text:list text:style-name="L40">
        <text:list-item>
          <text:p text:style-name="P98">Lighthouse score optimization </text:p>
        </text:list-item>
        <text:list-item>
          <text:p text:style-name="P97"><text:soft-page-break/>Core Web Vitals monitoring </text:p>
        </text:list-item>
      </text:list>
      <text:p text:style-name="Horizontal_20_Line"/>
      <text:h text:style-name="P4" text:outline-level="3"><text:span text:style-name="Strong_20_Emphasis">6. Deployment &amp; Hosting</text:span></text:h>
      <text:h text:style-name="P5" text:outline-level="3"><text:span text:style-name="Strong_20_Emphasis"><text:span text:style-name="T3"/></text:span></text:h>
      <text:h text:style-name="P5" text:outline-level="3"><text:span text:style-name="Strong_20_Emphasis"><text:span text:style-name="T5">Frontend + Backend (Combined):</text:span></text:span></text:h>
      <text:list text:style-name="L41">
        <text:list-item>
          <text:h text:style-name="P21" text:outline-level="3"><text:span text:style-name="Strong_20_Emphasis"><text:span text:style-name="T3">Recommended: Vercel (Best for Next.js)</text:span></text:span></text:h>
        </text:list-item>
        <text:list-item>
          <text:h text:style-name="P21" text:outline-level="3"><text:span text:style-name="Strong_20_Emphasis"><text:span text:style-name="T3">Free tier: 100GB bandwidth, unlimited requests</text:span></text:span></text:h>
        </text:list-item>
        <text:list-item>
          <text:h text:style-name="P21" text:outline-level="3"><text:span text:style-name="Strong_20_Emphasis"><text:span text:style-name="T3">Automatic deployments from GitHub</text:span></text:span></text:h>
        </text:list-item>
        <text:list-item>
          <text:h text:style-name="P21" text:outline-level="3"><text:span text:style-name="Strong_20_Emphasis"><text:span text:style-name="T3">Edge functions for API routes</text:span></text:span></text:h>
        </text:list-item>
        <text:list-item>
          <text:h text:style-name="P21" text:outline-level="3"><text:span text:style-name="Strong_20_Emphasis"><text:span text:style-name="T3">Built-in analytics</text:span></text:span></text:h>
        </text:list-item>
        <text:list-item>
          <text:h text:style-name="P21" text:outline-level="3"><text:span text:style-name="Strong_20_Emphasis"><text:span text:style-name="T3">Free SSL certificate</text:span></text:span></text:h>
        </text:list-item>
        <text:list-item>
          <text:h text:style-name="P21" text:outline-level="3"><text:span text:style-name="Strong_20_Emphasis"><text:span text:style-name="T3">Serverless functions (no need for Express server)</text:span></text:span></text:h>
        </text:list-item>
      </text:list>
      <text:h text:style-name="P5" text:outline-level="3"><text:span text:style-name="Strong_20_Emphasis"><text:span text:style-name="T3"/></text:span></text:h>
      <text:h text:style-name="P5" text:outline-level="3"><text:span text:style-name="Strong_20_Emphasis"><text:span text:style-name="T5">Database: Vercel Postgres (Preview)</text:span></text:span></text:h>
      <text:list text:style-name="L42">
        <text:list-item>
          <text:h text:style-name="P22" text:outline-level="3"><text:span text:style-name="Strong_20_Emphasis"><text:span text:style-name="T3">Integrated with Vercel</text:span></text:span></text:h>
        </text:list-item>
        <text:list-item>
          <text:h text:style-name="P22" text:outline-level="3"><text:span text:style-name="Strong_20_Emphasis"><text:span text:style-name="T3">Free tier available</text:span></text:span></text:h>
        </text:list-item>
        <text:list-item>
          <text:h text:style-name="P22" text:outline-level="3"><text:span text:style-name="Strong_20_Emphasis"><text:span text:style-name="T3">Easiest setup</text:span></text:span></text:h>
        </text:list-item>
      </text:list>
      <text:h text:style-name="P5" text:outline-level="3"><text:span text:style-name="Strong_20_Emphasis"><text:span text:style-name="T3"/></text:span></text:h>
      <text:h text:style-name="P5" text:outline-level="3"><text:span text:style-name="Strong_20_Emphasis"><text:span text:style-name="T3">No separate backend hosting needed!</text:span></text:span> </text:h>
      <text:p text:style-name="P6"/>
      <text:p text:style-name="Text_20_body"><text:span text:style-name="Strong_20_Emphasis">CI/CD:</text:span></text:p>
      <text:list text:style-name="L43">
        <text:list-item>
          <text:p text:style-name="P99">Push to GitHub → Vercel auto-deploys</text:p>
        </text:list-item>
        <text:list-item>
          <text:p text:style-name="P99">Preview deployments for PRs</text:p>
        </text:list-item>
        <text:list-item>
          <text:p text:style-name="P99">Production deployment on merge to main</text:p>
        </text:list-item>
        <text:list-item>
          <text:p text:style-name="P99">Environment variables in Vercel dashboard</text:p>
        </text:list-item>
      </text:list>
      <text:p text:style-name="P14"/>
      <text:p text:style-name="Text_20_body"><text:span text:style-name="Strong_20_Emphasis">Custom Domain:</text:span></text:p>
      <text:list text:style-name="L44">
        <text:list-item>
          <text:p text:style-name="P101">Purchase from Namecheap, Google Domains, or Cloudflare </text:p>
        </text:list-item>
        <text:list-item>
          <text:p text:style-name="P101">Connect to Vercel via DNS settings </text:p>
        </text:list-item>
        <text:list-item>
          <text:p text:style-name="P100">Estimated cost: $10-15/year </text:p>
        </text:list-item>
      </text:list>
      <text:p text:style-name="Horizontal_20_Line"/>
      <text:h text:style-name="Heading_20_3" text:outline-level="3"><text:span text:style-name="Strong_20_Emphasis">7. Development Phases</text:span></text:h>
      <text:p text:style-name="Text_20_body"><text:span text:style-name="Strong_20_Emphasis">Phase 1: Foundation</text:span></text:p>
      <text:list text:style-name="L45">
        <text:list-item>
          <text:p text:style-name="P102">Next.js 15 project setup (npx create-next-app@latest)</text:p>
        </text:list-item>
        <text:list-item>
          <text:p text:style-name="P102">TypeScript configuration</text:p>
        </text:list-item>
        <text:list-item>
          <text:p text:style-name="P102">SCSS setup (in next.config.js)</text:p>
        </text:list-item>
        <text:list-item>
          <text:p text:style-name="P102">Prisma setup and initial schema</text:p>
        </text:list-item>
        <text:list-item>
          <text:p text:style-name="P102">Basic folder structure:</text:p>
        </text:list-item>
      </text:list>
      <text:p text:style-name="P14"><text:tab/> <text:s/>/app <text:s text:c="13"/># App router pages</text:p>
      <text:p text:style-name="P14"><text:tab/> <text:s/>/components <text:s text:c="6"/># React components</text:p>
      <text:p text:style-name="P14"><text:tab/> <text:s/>/lib <text:s text:c="13"/># Utilities, Prisma client</text:p>
      <text:p text:style-name="P14"><text:soft-page-break/><text:tab/> <text:s/>/styles <text:s text:c="10"/># Global SCSS</text:p>
      <text:p text:style-name="P14"><text:tab/> <text:s/>/public <text:s text:c="10"/># Static assets</text:p>
      <text:list text:continue-numbering="true" text:style-name="L45">
        <text:list-item>
          <text:p text:style-name="P102">Font selection and next/font integration</text:p>
        </text:list-item>
      </text:list>
      <text:p text:style-name="P14"/>
      <text:p text:style-name="P3">Phase <text:span text:style-name="T12">2</text:span>: Rendering Strategy</text:p>
      <text:list text:style-name="L46">
        <text:list-item>
          <text:p text:style-name="P103">Identify which components are Server Components (default)</text:p>
        </text:list-item>
        <text:list-item>
          <text:p text:style-name="P103">Mark client components with 'use client':</text:p>
        </text:list-item>
      </text:list>
      <text:p text:style-name="P20">- Custom cursor</text:p>
      <text:p text:style-name="P20">- GSAP animations</text:p>
      <text:p text:style-name="P20">- Interactive elements (forms, modals)</text:p>
      <text:p text:style-name="P20">- Real-time Spotify updates</text:p>
      <text:list text:continue-numbering="true" text:style-name="L46">
        <text:list-item>
          <text:p text:style-name="P103">Set up data fetching patterns</text:p>
        </text:list-item>
        <text:list-item>
          <text:p text:style-name="P103">Configure ISR where appropriate</text:p>
          <text:p text:style-name="P103"/>
        </text:list-item>
      </text:list>
      <text:p text:style-name="Text_20_body"><text:span text:style-name="Strong_20_Emphasis">Phase </text:span><text:span text:style-name="Strong_20_Emphasis"><text:span text:style-name="T12">3</text:span></text:span><text:span text:style-name="Strong_20_Emphasis">: Visual &amp; Animations</text:span></text:p>
      <text:list text:style-name="L47">
        <text:list-item>
          <text:p text:style-name="P105">GSAP animation setup </text:p>
        </text:list-item>
        <text:list-item>
          <text:p text:style-name="P105">Video background integration </text:p>
        </text:list-item>
        <text:list-item>
          <text:p text:style-name="P105">Dark/light theme toggle </text:p>
        </text:list-item>
        <text:list-item>
          <text:p text:style-name="P104">Creative navigation system </text:p>
        </text:list-item>
      </text:list>
      <text:p text:style-name="Text_20_body"><text:span text:style-name="Strong_20_Emphasis">Phase </text:span><text:span text:style-name="Strong_20_Emphasis"><text:span text:style-name="T12">4</text:span></text:span><text:span text:style-name="Strong_20_Emphasis">: Core Sections (Public)</text:span></text:p>
      <text:list text:style-name="L48">
        <text:list-item>
          <text:p text:style-name="P107">Hero/landing section </text:p>
        </text:list-item>
        <text:list-item>
          <text:p text:style-name="P107">About me section </text:p>
        </text:list-item>
        <text:list-item>
          <text:p text:style-name="P107">Skills section with dynamic experience </text:p>
        </text:list-item>
        <text:list-item>
          <text:p text:style-name="P107">Projects showcase </text:p>
        </text:list-item>
        <text:list-item>
          <text:p text:style-name="P107">Hobbies sections (all four) </text:p>
        </text:list-item>
        <text:list-item>
          <text:p text:style-name="P106">Contact form </text:p>
        </text:list-item>
      </text:list>
      <text:p text:style-name="Text_20_body"><text:span text:style-name="Strong_20_Emphasis">Phase </text:span><text:span text:style-name="Strong_20_Emphasis"><text:span text:style-name="T12">5</text:span></text:span><text:span text:style-name="Strong_20_Emphasis">: Backend &amp; Database</text:span></text:p>
      <text:list text:style-name="L49">
        <text:list-item>
          <text:p text:style-name="P109"><text:span text:style-name="T11">NextJS Server</text:span> API </text:p>
        </text:list-item>
        <text:list-item>
          <text:p text:style-name="P109">Prisma schema and migrations </text:p>
        </text:list-item>
        <text:list-item>
          <text:p text:style-name="P109">PostgreSQL database setup </text:p>
        </text:list-item>
        <text:list-item>
          <text:p text:style-name="P109">API endpoints (public) </text:p>
        </text:list-item>
        <text:list-item>
          <text:p text:style-name="P108">Spotify API integration </text:p>
        </text:list-item>
      </text:list>
      <text:p text:style-name="Text_20_body"><text:span text:style-name="Strong_20_Emphasis">Phase </text:span><text:span text:style-name="Strong_20_Emphasis"><text:span text:style-name="T12">6</text:span></text:span><text:span text:style-name="Strong_20_Emphasis">: Admin Panel</text:span></text:p>
      <text:list text:style-name="L50">
        <text:list-item>
          <text:p text:style-name="P111">JWT authentication </text:p>
        </text:list-item>
        <text:list-item>
          <text:p text:style-name="P111">Admin routes/pages </text:p>
        </text:list-item>
        <text:list-item>
          <text:p text:style-name="P111">CRUD interfaces for all content </text:p>
        </text:list-item>
        <text:list-item>
          <text:p text:style-name="P111">Image upload functionality </text:p>
        </text:list-item>
        <text:list-item>
          <text:p text:style-name="P110">Admin dashboard </text:p>
        </text:list-item>
      </text:list>
      <text:p text:style-name="Text_20_body"><text:span text:style-name="Strong_20_Emphasis">Phase </text:span><text:span text:style-name="Strong_20_Emphasis"><text:span text:style-name="T12">7</text:span></text:span><text:span text:style-name="Strong_20_Emphasis">: Analytics</text:span></text:p>
      <text:list text:style-name="L51">
        <text:list-item>
          <text:p text:style-name="P113">Analytics tracking implementation </text:p>
        </text:list-item>
        <text:list-item>
          <text:p text:style-name="P113">Data collection endpoints </text:p>
        </text:list-item>
        <text:list-item>
          <text:p text:style-name="P113">Admin analytics dashboard </text:p>
        </text:list-item>
        <text:list-item>
          <text:p text:style-name="P112"><text:soft-page-break/>Visualizations </text:p>
        </text:list-item>
      </text:list>
      <text:p text:style-name="Text_20_body"><text:span text:style-name="Strong_20_Emphasis">Phase </text:span><text:span text:style-name="Strong_20_Emphasis"><text:span text:style-name="T12">8</text:span></text:span><text:span text:style-name="Strong_20_Emphasis">: Polish &amp; Optimization</text:span></text:p>
      <text:list text:style-name="L52">
        <text:list-item>
          <text:p text:style-name="P115">SEO implementation </text:p>
        </text:list-item>
        <text:list-item>
          <text:p text:style-name="P115">Performance optimization </text:p>
        </text:list-item>
        <text:list-item>
          <text:p text:style-name="P115">Mobile responsiveness testing </text:p>
        </text:list-item>
        <text:list-item>
          <text:p text:style-name="P115">Accessibility improvements </text:p>
        </text:list-item>
        <text:list-item>
          <text:p text:style-name="P114">Cross-browser testing </text:p>
        </text:list-item>
      </text:list>
      <text:p text:style-name="Text_20_body"><text:span text:style-name="Strong_20_Emphasis">Phase </text:span><text:span text:style-name="Strong_20_Emphasis"><text:span text:style-name="T12">9</text:span></text:span><text:span text:style-name="Strong_20_Emphasis">: Deployment</text:span></text:p>
      <text:list text:style-name="L53">
        <text:list-item>
          <text:p text:style-name="P117">Environment configuration </text:p>
        </text:list-item>
        <text:list-item>
          <text:p text:style-name="P117">Frontend deployment (Vercel) </text:p>
        </text:list-item>
        <text:list-item>
          <text:p text:style-name="P117">Backend deployment (Railway) </text:p>
        </text:list-item>
        <text:list-item>
          <text:p text:style-name="P117">Database setup and migration </text:p>
        </text:list-item>
        <text:list-item>
          <text:p text:style-name="P117">Domain configuration </text:p>
        </text:list-item>
        <text:list-item>
          <text:p text:style-name="P116">SSL certificate setup </text:p>
        </text:list-item>
      </text:list>
      <text:p text:style-name="Horizontal_20_Line"/>
      <text:h text:style-name="Heading_20_3" text:outline-level="3"><text:span text:style-name="Strong_20_Emphasis">8. Open Questions &amp; Decisions Needed</text:span></text:h>
      <text:p text:style-name="Text_20_body"><text:span text:style-name="Strong_20_Emphasis">Design Decisions:</text:span></text:p>
      <text:list text:style-name="L54">
        <text:list-item>
          <text:p text:style-name="P119"><text:span text:style-name="Strong_20_Emphasis">Font Selection:</text:span> What typography style? (Modern sans-serif, mono, mixed?) </text:p>
        </text:list-item>
        <text:list-item>
          <text:p text:style-name="P119"><text:span text:style-name="Strong_20_Emphasis">Color Palette:</text:span> Dark mode colors, light mode colors, accent colors? </text:p>
        </text:list-item>
        <text:list-item>
          <text:p text:style-name="P119"><text:span text:style-name="Strong_20_Emphasis">Video Background:</text:span> Which section? What content? (Loop, with/without audio?) </text:p>
        </text:list-item>
        <text:list-item>
          <text:p text:style-name="P119"><text:span text:style-name="Strong_20_Emphasis">Creative Navigation:</text:span> What concept? (Floating dots, side menu, radial, other?) </text:p>
        </text:list-item>
        <text:list-item>
          <text:p text:style-name="P118"><text:span text:style-name="Strong_20_Emphasis">About Section Placement:</text:span> Where does "Currently/Previously/Studied/Listening" fit best? </text:p>
        </text:list-item>
      </text:list>
      <text:p text:style-name="Text_20_body"><text:span text:style-name="Strong_20_Emphasis">Technical Decisions:</text:span></text:p>
      <text:list text:style-name="L55">
        <text:list-item>
          <text:p text:style-name="P121"><text:span text:style-name="Strong_20_Emphasis">Image Storage:</text:span> Where to store uploaded images? </text:p>
          <text:list>
            <text:list-item>
              <text:p text:style-name="P121">Local server storage (not great for free hosting) </text:p>
            </text:list-item>
            <text:list-item>
              <text:p text:style-name="P121">Cloudinary (free tier available) </text:p>
            </text:list-item>
            <text:list-item>
              <text:p text:style-name="P121">AWS S3 (requires setup) </text:p>
            </text:list-item>
            <text:list-item>
              <text:p text:style-name="P121">Uploadthing (modern, easy) </text:p>
            </text:list-item>
          </text:list>
        </text:list-item>
        <text:list-item>
          <text:p text:style-name="P121"><text:span text:style-name="Strong_20_Emphasis">Spotify Integration:</text:span> SSE vs WebSocket? </text:p>
          <text:list>
            <text:list-item>
              <text:p text:style-name="P121">SSE: Simpler, one-way communication </text:p>
            </text:list-item>
            <text:list-item>
              <text:p text:style-name="P121">WebSocket: More complex, bidirectional </text:p>
            </text:list-item>
            <text:list-item>
              <text:p text:style-name="P121">Recommendation: SSE for this use case </text:p>
            </text:list-item>
          </text:list>
        </text:list-item>
        <text:list-item>
          <text:p text:style-name="P121"><text:span text:style-name="Strong_20_Emphasis">Map Integration:</text:span> Which mapping library? </text:p>
          <text:list>
            <text:list-item>
              <text:p text:style-name="P121">Leaflet (open source, free) </text:p>
            </text:list-item>
            <text:list-item>
              <text:p text:style-name="P121">Mapbox (free tier, beautiful) </text:p>
            </text:list-item>
            <text:list-item>
              <text:p text:style-name="P120">Google Maps (requires API key, limited free tier) </text:p>
            </text:list-item>
          </text:list>
        </text:list-item>
      </text:list>
      <text:p text:style-name="Text_20_body"><text:span text:style-name="Strong_20_Emphasis">Content Decisions:</text:span></text:p>
      <text:list text:style-name="L56">
        <text:list-item>
          <text:p text:style-name="P123"><text:span text:style-name="Strong_20_Emphasis">Initial Content:</text:span> Do you have content ready for: </text:p>
          <text:list>
            <text:list-item>
              <text:p text:style-name="P123">Project descriptions and images? </text:p>
            </text:list-item>
            <text:list-item>
              <text:p text:style-name="P123">Biking trip data (locations, photos)? </text:p>
            </text:list-item>
            <text:list-item>
              <text:p text:style-name="P123"><text:soft-page-break/>Watch collection details and photos? </text:p>
            </text:list-item>
            <text:list-item>
              <text:p text:style-name="P123">Bike maintenance photos/videos? </text:p>
            </text:list-item>
          </text:list>
        </text:list-item>
        <text:list-item>
          <text:p text:style-name="P122"><text:span text:style-name="Strong_20_Emphasis">Placeholder Content:</text:span> Need placeholder data during development? </text:p>
        </text:list-item>
      </text:list>
      <text:p text:style-name="P3">Next.js Specific Questions:</text:p>
      <text:p text:style-name="P14"/>
      <text:p text:style-name="P3">1. Rendering Strategy per Section:</text:p>
      <text:p text:style-name="P14"><text:s text:c="3"/>- Which sections should use ISR (revalidate every X seconds)?</text:p>
      <text:p text:style-name="P14"><text:s text:c="3"/>- Which need real-time data (no cache)?</text:p>
      <text:p text:style-name="P14"><text:s text:c="3"/>- Admin panel: all client-side or mixed?</text:p>
      <text:p text:style-name="P14"/>
      <text:p text:style-name="P3">2. Image Storage with Next.js:</text:p>
      <text:p text:style-name="P14"><text:s text:c="3"/>- Use Vercel Blob Storage (integrated, paid after free tier)</text:p>
      <text:p text:style-name="P14"><text:s text:c="3"/>- Use Uploadthing (good free tier, Next.js focused)</text:p>
      <text:p text:style-name="P14"><text:s text:c="3"/>- Use Cloudinary (traditional choice)</text:p>
      <text:p text:style-name="P14"><text:s text:c="3"/>- Use Supabase Storage (if using Supabase for DB)</text:p>
      <text:p text:style-name="P3"/>
      <text:p text:style-name="P3">3. Authentication:</text:p>
      <text:p text:style-name="P14"><text:s text:c="3"/>- NextAuth.js (simpler, built for Next.js) or custom JWT?</text:p>
      <text:p text:style-name="P14"><text:s text:c="3"/>- Recommendation: NextAuth.js for easier OAuth in future</text:p>
      <text:p text:style-name="Horizontal_20_Line"/>
      <text:h text:style-name="Heading_20_3" text:outline-level="3"><text:span text:style-name="Strong_20_Emphasis">9. Future Enhancements (v2+)</text:span></text:h>
      <text:p text:style-name="Text_20_body"><text:span text:style-name="Strong_20_Emphasis">Content:</text:span></text:p>
      <text:list text:style-name="L57">
        <text:list-item>
          <text:p text:style-name="P125">Blog section for technical articles </text:p>
        </text:list-item>
        <text:list-item>
          <text:p text:style-name="P125">Resume download functionality </text:p>
        </text:list-item>
        <text:list-item>
          <text:p text:style-name="P124">Testimonials/recommendations section </text:p>
        </text:list-item>
      </text:list>
      <text:p text:style-name="Text_20_body"><text:span text:style-name="Strong_20_Emphasis">Features:</text:span></text:p>
      <text:list text:style-name="L58">
        <text:list-item>
          <text:p text:style-name="P127">Context-based cursor changes </text:p>
        </text:list-item>
        <text:list-item>
          <text:p text:style-name="P127">Search functionality </text:p>
        </text:list-item>
        <text:list-item>
          <text:p text:style-name="P127">Filter projects by technology </text:p>
        </text:list-item>
        <text:list-item>
          <text:p text:style-name="P127">Social media feed integration </text:p>
        </text:list-item>
        <text:list-item>
          <text:p text:style-name="P127">Newsletter signup </text:p>
        </text:list-item>
        <text:list-item>
          <text:p text:style-name="P126">Comments on blog posts </text:p>
        </text:list-item>
      </text:list>
      <text:p text:style-name="Text_20_body"><text:span text:style-name="Strong_20_Emphasis">Technical:</text:span></text:p>
      <text:list text:style-name="L59">
        <text:list-item>
          <text:p text:style-name="P129">Progressive Web App (PWA) capabilities </text:p>
        </text:list-item>
        <text:list-item>
          <text:p text:style-name="P129">Offline mode </text:p>
        </text:list-item>
        <text:list-item>
          <text:p text:style-name="P129">Multi-language support </text:p>
        </text:list-item>
        <text:list-item>
          <text:p text:style-name="P128">Advanced animations (WebGL, Three.js) </text:p>
        </text:list-item>
      </text:list>
      <text:p text:style-name="Horizontal_20_Line"/>
      <text:h text:style-name="Heading_20_3" text:outline-level="3"><text:span text:style-name="Strong_20_Emphasis">10. Success Metrics</text:span></text:h>
      <text:p text:style-name="Text_20_body"><text:span text:style-name="Strong_20_Emphasis">Engagement:</text:span></text:p>
      <text:list text:style-name="L60">
        <text:list-item>
          <text:p text:style-name="P131"><text:soft-page-break/>Average time on site &gt; 2 minutes </text:p>
        </text:list-item>
        <text:list-item>
          <text:p text:style-name="P131">Scroll depth to hobbies sections </text:p>
        </text:list-item>
        <text:list-item>
          <text:p text:style-name="P130">Contact form conversion rate </text:p>
        </text:list-item>
      </text:list>
      <text:p text:style-name="Text_20_body"><text:span text:style-name="Strong_20_Emphasis">Technical:</text:span></text:p>
      <text:list text:style-name="L61">
        <text:list-item>
          <text:p text:style-name="P133">Lighthouse performance score &gt; 90 </text:p>
        </text:list-item>
        <text:list-item>
          <text:p text:style-name="P133">Time to Interactive &lt; 3 seconds </text:p>
        </text:list-item>
        <text:list-item>
          <text:p text:style-name="P132">Mobile performance score &gt; 85 </text:p>
        </text:list-item>
      </text:list>
      <text:p text:style-name="Text_20_body"><text:span text:style-name="Strong_20_Emphasis">Business:</text:span></text:p>
      <text:list text:style-name="L62">
        <text:list-item>
          <text:p text:style-name="P135">Number of contact form submissions </text:p>
        </text:list-item>
        <text:list-item>
          <text:p text:style-name="P135">Project page views </text:p>
        </text:list-item>
        <text:list-item>
          <text:p text:style-name="P134">Referral traffic from portfolio </text:p>
        </text:list-item>
      </text:list>
      <text:p text:style-name="Horizontal_20_Line"/>
      <text:h text:style-name="P1" text:outline-level="2">Next.js Project Structure:</text:h>
      <text:p text:style-name="P19"/>
      <text:p text:style-name="P19">my-portfolio/</text:p>
      <text:p text:style-name="P19">├── app/</text:p>
      <text:p text:style-name="P19">│ <text:s text:c="2"/>├── layout.tsx <text:s text:c="16"/># Root layout (SSR)</text:p>
      <text:p text:style-name="P19">│ <text:s text:c="2"/>├── page.tsx <text:s text:c="18"/># Home page (SSR)</text:p>
      <text:p text:style-name="P19">│ <text:s text:c="2"/>├── globals.scss <text:s text:c="14"/># Global styles</text:p>
      <text:p text:style-name="P19">│ <text:s text:c="2"/>│</text:p>
      <text:p text:style-name="P19">│ <text:s text:c="2"/>├── admin/ <text:s text:c="20"/># Admin section</text:p>
      <text:p text:style-name="P19">│ <text:s text:c="2"/>│ <text:s text:c="2"/>├── layout.tsx <text:s text:c="12"/># Protected layout</text:p>
      <text:p text:style-name="P19">│ <text:s text:c="2"/>│ <text:s text:c="2"/>├── dashboard/page.tsx</text:p>
      <text:p text:style-name="P19">│ <text:s text:c="2"/>│ <text:s text:c="2"/>├── projects/page.tsx</text:p>
      <text:p text:style-name="P19">│ <text:s text:c="2"/>│ <text:s text:c="2"/>├── skills/page.tsx</text:p>
      <text:p text:style-name="P19">│ <text:s text:c="2"/>│ <text:s text:c="2"/>└── hobbies/page.tsx</text:p>
      <text:p text:style-name="P19">│ <text:s text:c="2"/>│</text:p>
      <text:p text:style-name="P19">│ <text:s text:c="2"/>└── api/ <text:s text:c="22"/># API routes</text:p>
      <text:p text:style-name="P19">│ <text:s text:c="6"/>├── projects/route.ts</text:p>
      <text:p text:style-name="P19">│ <text:s text:c="6"/>├── skills/route.ts</text:p>
      <text:p text:style-name="P19">│ <text:s text:c="6"/>├── spotify/</text:p>
      <text:p text:style-name="P19">│ <text:s text:c="6"/>│ <text:s text:c="2"/>└── now-playing/route.ts</text:p>
      <text:p text:style-name="P19">│ <text:s text:c="6"/>├── admin/</text:p>
      <text:p text:style-name="P19">│ <text:s text:c="6"/>│ <text:s text:c="2"/>├── auth/login/route.ts</text:p>
      <text:p text:style-name="P19">│ <text:s text:c="6"/>│ <text:s text:c="2"/>└── projects/route.ts</text:p>
      <text:p text:style-name="P19">│ <text:s text:c="6"/>└── analytics/track/route.ts</text:p>
      <text:p text:style-name="P19">│</text:p>
      <text:p text:style-name="P19">├── components/</text:p>
      <text:p text:style-name="P19">│ <text:s text:c="2"/>├── sections/</text:p>
      <text:p text:style-name="P19">│ <text:s text:c="2"/>│ <text:s text:c="2"/>├── Hero.tsx <text:s text:c="13"/># Server Component</text:p>
      <text:p text:style-name="P19">│ <text:s text:c="2"/>│ <text:s text:c="2"/>├── About.tsx <text:s text:c="12"/># Server Component</text:p>
      <text:p text:style-name="P19">│ <text:s text:c="2"/>│ <text:s text:c="2"/>├── Skills.tsx <text:s text:c="11"/># Server Component</text:p>
      <text:p text:style-name="P19"><text:soft-page-break/>│ <text:s text:c="2"/>│ <text:s text:c="2"/>├── Projects.tsx <text:s text:c="9"/># Server Component</text:p>
      <text:p text:style-name="P19">│ <text:s text:c="2"/>│ <text:s text:c="2"/>└── hobbies/</text:p>
      <text:p text:style-name="P19">│ <text:s text:c="2"/>│ <text:s text:c="6"/>├── BikeJourney.tsx</text:p>
      <text:p text:style-name="P19">│ <text:s text:c="2"/>│ <text:s text:c="6"/>├── BikeMaintenance.tsx</text:p>
      <text:p text:style-name="P19">│ <text:s text:c="2"/>│ <text:s text:c="6"/>├── Watches.tsx</text:p>
      <text:p text:style-name="P19">│ <text:s text:c="2"/>│ <text:s text:c="6"/>└── CustomBuilds.tsx</text:p>
      <text:p text:style-name="P19">│ <text:s text:c="2"/>│</text:p>
      <text:p text:style-name="P19">│ <text:s text:c="2"/>├── ui/ <text:s text:c="22"/># Client Components</text:p>
      <text:p text:style-name="P19">│ <text:s text:c="2"/>│ <text:s text:c="2"/>├── CustomCursor.tsx <text:s text:c="5"/># 'use client'</text:p>
      <text:p text:style-name="P19">│ <text:s text:c="2"/>│ <text:s text:c="2"/>├── Loader.tsx <text:s text:c="11"/># 'use client'</text:p>
      <text:p text:style-name="P19">│ <text:s text:c="2"/>│ <text:s text:c="2"/>├── ThemeToggle.tsx <text:s text:c="6"/># 'use client'</text:p>
      <text:p text:style-name="P19">│ <text:s text:c="2"/>│ <text:s text:c="2"/>└── Navigation.tsx <text:s text:c="7"/># 'use client'</text:p>
      <text:p text:style-name="P19">│ <text:s text:c="2"/>│</text:p>
      <text:p text:style-name="P19">│ <text:s text:c="2"/>└── animations/</text:p>
      <text:p text:style-name="P19">│ <text:s text:c="6"/>└── GSAPWrapper.tsx <text:s text:c="6"/># 'use client'</text:p>
      <text:p text:style-name="P19">│</text:p>
      <text:p text:style-name="P19">├── lib/</text:p>
      <text:p text:style-name="P19">│ <text:s text:c="2"/>├── prisma.ts <text:s text:c="16"/># Prisma client singleton</text:p>
      <text:p text:style-name="P19">│ <text:s text:c="2"/>├── auth.ts <text:s text:c="18"/># Auth utilities</text:p>
      <text:p text:style-name="P19">│ <text:s text:c="2"/>├── spotify.ts <text:s text:c="15"/># Spotify API wrapper</text:p>
      <text:p text:style-name="P19">│ <text:s text:c="2"/>└── analytics.ts <text:s text:c="13"/># Analytics helpers</text:p>
      <text:p text:style-name="P19">│</text:p>
      <text:p text:style-name="P19">├── styles/</text:p>
      <text:p text:style-name="P19">│ <text:s text:c="2"/>├── variables.scss</text:p>
      <text:p text:style-name="P19">│ <text:s text:c="2"/>├── mixins.scss</text:p>
      <text:p text:style-name="P19">│ <text:s text:c="2"/>└── animations.scss</text:p>
      <text:p text:style-name="P19">│</text:p>
      <text:p text:style-name="P19">├── prisma/</text:p>
      <text:p text:style-name="P19">│ <text:s text:c="2"/>├── schema.prisma</text:p>
      <text:p text:style-name="P19">│ <text:s text:c="2"/>└── migrations/</text:p>
      <text:p text:style-name="P19">│</text:p>
      <text:p text:style-name="P19">├── public/</text:p>
      <text:p text:style-name="P19">│ <text:s text:c="2"/>├── videos/</text:p>
      <text:p text:style-name="P19">│ <text:s text:c="2"/>└── fonts/</text:p>
      <text:p text:style-name="P19">│</text:p>
      <text:p text:style-name="P19">├── middleware.ts <text:s text:c="16"/># Route protection</text:p>
      <text:p text:style-name="P19">├── next.config.js</text:p>
      <text:p text:style-name="P19">├── tsconfig.json</text:p>
      <text:p text:style-name="P19">└── package.json</text:p>
      <text:list text:style-name="L63">
        <text:list-header>
          <text:p text:style-name="P27"/>
        </text:list-header>
      </text:list>
      <text:p text:style-name="P10"/>
      <text:h text:style-name="Heading_20_2" text:outline-level="2"><text:span text:style-name="Strong_20_Emphasis">Next Steps</text:span></text:h>
      <text:list text:continue-numbering="true" text:style-name="L63">
        <text:list-item>
          <text:p text:style-name="P137"><text:span text:style-name="Strong_20_Emphasis">Font Selection:</text:span> Choose typography </text:p>
        </text:list-item>
        <text:list-item>
          <text:p text:style-name="P137"><text:span text:style-name="Strong_20_Emphasis">Color Palette:</text:span> Define theme colors </text:p>
        </text:list-item>
        <text:list-item>
          <text:p text:style-name="P137"><text:soft-page-break/><text:span text:style-name="Strong_20_Emphasis">Content Gathering:</text:span> <text:span text:style-name="T1">Lets use dummy content for now, I’ll replace this</text:span> <text:span text:style-name="T1">as I go.</text:span></text:p>
        </text:list-item>
        <text:list-item>
          <text:p text:style-name="P137"><text:span text:style-name="Strong_20_Emphasis">Project Setup:</text:span> Initialize repositories </text:p>
        </text:list-item>
        <text:list-item>
          <text:p text:style-name="P136"><text:span text:style-name="Strong_20_Emphasis">Development:</text:span> Start with Phase 1 <text:bookmark-start text:name="__DdeLink__1342_3642431409"/></text:p>
        </text:list-item>
      </text:list>
      <text:p text:style-name="Horizontal_20_Line"/>
      <text:p text:style-name="Text_20_body"><text:bookmark-end text:name="__DdeLink__1342_3642431409"/></text:p>
      <text:p text:style-name="Text_20_body"><text:bookmark-end text:name="__DdeLink__3394_1102466956"/><text:bookmark-end text:name="__DdeLink__1347_36424314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2:31:21.483156602</meta:creation-date>
    <meta:generator>LibreOffice/24.2.7.2$Linux_X86_64 LibreOffice_project/420$Build-2</meta:generator>
    <dc:date>2025-12-18T15:06:22.096299132</dc:date>
    <meta:editing-duration>PT2H22M31S</meta:editing-duration>
    <meta:editing-cycles>23</meta:editing-cycles>
    <meta:document-statistic meta:table-count="0" meta:image-count="0" meta:object-count="0" meta:page-count="19" meta:paragraph-count="670" meta:word-count="2905" meta:character-count="21133" meta:non-whitespace-character-count="17539"/>
  </office:meta>
</office:document-meta>
</file>